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25.7cm" fo:break-before="page" table:align="margins"/>
    </style:style>
    <style:style style:name="Таблица1.A" style:family="table-column">
      <style:table-column-properties style:column-width="8.5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none"/>
    </style:style>
    <style:style style:name="Таблица1.C2" style:family="table-cell">
      <style:table-cell-properties fo:padding="0.097cm" fo:border-left="0.05pt solid #000000" fo:border-right="0.05pt solid #000000" fo:border-top="none" fo:border-bottom="none"/>
    </style:style>
    <style:style style:name="Таблица1.A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0.05pt solid #000000" fo:border-top="none" fo:border-bottom="0.05pt solid #000000"/>
    </style:style>
    <style:style style:name="Таблица2" style:family="table">
      <style:table-properties style:width="25.7cm" table:align="margins"/>
    </style:style>
    <style:style style:name="Таблица2.A" style:family="table-column">
      <style:table-column-properties style:column-width="5.106cm" style:rel-column-width="13021*"/>
    </style:style>
    <style:style style:name="Таблица2.B" style:family="table-column">
      <style:table-column-properties style:column-width="12.026cm" style:rel-column-width="30666*"/>
    </style:style>
    <style:style style:name="Таблица2.C" style:family="table-column">
      <style:table-column-properties style:column-width="8.567cm" style:rel-column-width="21848*"/>
    </style:style>
    <style:style style:name="Таблица2.1" style:family="table-row">
      <style:table-row-properties style:min-row-height="0.9cm"/>
    </style:style>
    <style:style style:name="Таблица2.A1" style:family="table-cell">
      <style:table-cell-properties style:vertical-align="middle" fo:padding="0.097cm" fo:border-left="0.05pt solid #000000" fo:border-right="none" fo:border-top="0.05pt solid #000000" fo:border-bottom="none"/>
    </style:style>
    <style:style style:name="Таблица2.C1" style:family="table-cell">
      <style:table-cell-properties style:vertical-align="middle"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none" fo:border-top="none" fo:border-bottom="none"/>
    </style:style>
    <style:style style:name="Таблица2.B2" style:family="table-cell">
      <style:table-cell-properties fo:padding="0.097cm" fo:border-left="0.05pt solid #000000" fo:border-right="none" fo:border-top="none" fo:border-bottom="none"/>
    </style:style>
    <style:style style:name="Таблица2.C2" style:family="table-cell">
      <style:table-cell-properties fo:padding="0.097cm" fo:border-left="0.05pt solid #000000" fo:border-right="0.05pt solid #000000" fo:border-top="none" fo:border-bottom="none"/>
    </style:style>
    <style:style style:name="Таблица2.A3" style:family="table-cell">
      <style:table-cell-properties fo:padding="0.097cm" fo:border-left="0.05pt solid #000000" fo:border-right="none" fo:border-top="none" fo:border-bottom="none"/>
    </style:style>
    <style:style style:name="Таблица2.B3" style:family="table-cell">
      <style:table-cell-properties fo:padding="0.097cm" fo:border-left="0.05pt solid #000000" fo:border-right="none" fo:border-top="none" fo:border-bottom="none"/>
    </style:style>
    <style:style style:name="Таблица2.C3" style:family="table-cell">
      <style:table-cell-properties fo:padding="0.097cm" fo:border-left="0.05pt solid #000000" fo:border-right="0.05pt solid #000000" fo:border-top="none" fo:border-bottom="none"/>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0.05pt solid #000000" fo:border-top="none" fo:border-bottom="0.05pt solid #000000"/>
    </style:style>
    <style:style style:name="Таблица3" style:family="table">
      <style:table-properties style:width="25.7cm" fo:break-before="auto" fo:break-after="auto" table:align="margins"/>
    </style:style>
    <style:style style:name="Таблица3.A" style:family="table-column">
      <style:table-column-properties style:column-width="5.211cm" style:rel-column-width="13286*"/>
    </style:style>
    <style:style style:name="Таблица3.B" style:family="table-column">
      <style:table-column-properties style:column-width="10.107cm" style:rel-column-width="25773*"/>
    </style:style>
    <style:style style:name="Таблица3.C" style:family="table-column">
      <style:table-column-properties style:column-width="10.382cm" style:rel-column-width="26476*"/>
    </style:style>
    <style:style style:name="Таблица3.1" style:family="table-row">
      <style:table-row-properties style:min-row-height="0.609cm"/>
    </style:style>
    <style:style style:name="Таблица3.A1" style:family="table-cell">
      <style:table-cell-properties fo:padding="0.097cm" fo:border-left="0.05pt solid #000000" fo:border-right="none" fo:border-top="0.05pt solid #000000" fo:border-bottom="none"/>
    </style:style>
    <style:style style:name="Таблица3.C1" style:family="table-cell">
      <style:table-cell-properties fo:padding="0.097cm" fo:border-left="0.05pt solid #000000" fo:border-right="0.05pt solid #000000" fo:border-top="0.05pt solid #000000" fo:border-bottom="none"/>
    </style:style>
    <style:style style:name="Таблица3.A2" style:family="table-cell">
      <style:table-cell-properties fo:padding="0.097cm" fo:border-left="0.05pt solid #000000" fo:border-right="none" fo:border-top="none" fo:border-bottom="none"/>
    </style:style>
    <style:style style:name="Таблица3.C2" style:family="table-cell">
      <style:table-cell-properties fo:padding="0.097cm" fo:border-left="0.05pt solid #000000" fo:border-right="0.05pt solid #000000" fo:border-top="none" fo:border-bottom="none"/>
    </style:style>
    <style:style style:name="Таблица3.A4"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6c50f" officeooo:paragraph-rsid="0006c50f" style:font-size-asian="17.5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4"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style:font-size-asian="14pt" style:font-weight-asian="bold" style:font-size-complex="16pt" style:font-weight-complex="bold"/>
    </style:style>
    <style:style style:name="P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3196bd" style:font-size-asian="14pt" style:font-weight-asian="bold" style:font-size-complex="16pt" style:font-weight-complex="bold"/>
    </style:style>
    <style:style style:name="P6"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60302a" style:font-size-asian="14pt" style:font-weight-asian="bold" style:font-size-complex="16pt" style:font-weight-complex="bold"/>
    </style:style>
    <style:style style:name="P7"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8"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9"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transparent" style:font-size-asian="14pt" style:font-weight-asian="bold" style:font-size-complex="16pt" style:font-weight-complex="bold"/>
    </style:style>
    <style:style style:name="P10"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03534" officeooo:paragraph-rsid="00603534" fo:background-color="transparent" style:font-size-asian="14pt" style:font-weight-asian="bold" style:font-size-complex="16pt" style:font-weight-complex="bold"/>
    </style:style>
    <style:style style:name="P11"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d7925" officeooo:paragraph-rsid="006d7925" fo:background-color="transparent" style:font-size-asian="14pt" style:font-weight-asian="bold" style:font-size-complex="16pt" style:font-weight-complex="bold"/>
    </style:style>
    <style:style style:name="P12"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51792c" officeooo:paragraph-rsid="0051792c" style:font-size-asian="16pt" style:font-weight-asian="bold" style:font-size-complex="16pt" style:font-weight-complex="bold"/>
    </style:style>
    <style:style style:name="P1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style:font-size-asian="14pt" style:font-weight-asian="normal" style:font-size-complex="16pt" style:font-weight-complex="normal"/>
    </style:style>
    <style:style style:name="P1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3196bd" style:font-size-asian="14pt" style:font-weight-asian="normal" style:font-size-complex="16pt" style:font-weight-complex="normal"/>
    </style:style>
    <style:style style:name="P1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910a2" officeooo:paragraph-rsid="000910a2" style:font-size-asian="14pt" style:font-weight-asian="normal" style:font-size-complex="16pt" style:font-weight-complex="normal"/>
    </style:style>
    <style:style style:name="P1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99e3f" officeooo:paragraph-rsid="00199e3f" style:font-size-asian="14pt" style:font-weight-asian="normal" style:font-size-complex="16pt" style:font-weight-complex="normal"/>
    </style:style>
    <style:style style:name="P2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2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2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2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b2b14" officeooo:paragraph-rsid="003b2b14" style:font-size-asian="14pt" style:font-weight-asian="normal" style:font-size-complex="16pt" style:font-weight-complex="normal"/>
    </style:style>
    <style:style style:name="P2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3ea4" officeooo:paragraph-rsid="003e3ea4" style:font-size-asian="14pt" style:font-weight-asian="normal" style:font-size-complex="16pt" style:font-weight-complex="normal"/>
    </style:style>
    <style:style style:name="P2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1e68ea" style:font-size-asian="14pt" style:font-weight-asian="normal" style:font-size-complex="16pt" style:font-weight-complex="normal"/>
    </style:style>
    <style:style style:name="P2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3196bd" style:font-size-asian="14pt" style:font-weight-asian="normal" style:font-size-complex="16pt" style:font-weight-complex="normal"/>
    </style:style>
    <style:style style:name="P2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faf6f" officeooo:paragraph-rsid="001faf6f" style:font-size-asian="14pt" style:font-weight-asian="normal" style:font-size-complex="16pt" style:font-weight-complex="normal"/>
    </style:style>
    <style:style style:name="P2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3c26e" officeooo:paragraph-rsid="0033bb90" style:font-size-asian="14pt" style:font-weight-asian="normal" style:font-size-complex="16pt" style:font-weight-complex="normal"/>
    </style:style>
    <style:style style:name="P3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80bb8" officeooo:paragraph-rsid="00380bb8" style:font-size-asian="14pt" style:font-weight-asian="normal" style:font-size-complex="16pt" style:font-weight-complex="normal"/>
    </style:style>
    <style:style style:name="P3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3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56325a" style:font-size-asian="14pt" style:font-weight-asian="normal" style:font-size-complex="16pt" style:font-weight-complex="normal"/>
    </style:style>
    <style:style style:name="P3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f7c16" officeooo:paragraph-rsid="004f7c16" style:font-size-asian="14pt" style:font-weight-asian="normal" style:font-size-complex="16pt" style:font-weight-complex="normal"/>
    </style:style>
    <style:style style:name="P3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3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6325a" officeooo:paragraph-rsid="0056325a" style:font-size-asian="14pt" style:font-weight-asian="normal" style:font-size-complex="16pt" style:font-weight-complex="normal"/>
    </style:style>
    <style:style style:name="P3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3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3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03534" style:font-size-asian="14pt" style:font-weight-asian="normal" style:font-size-complex="16pt" style:font-weight-complex="normal"/>
    </style:style>
    <style:style style:name="P3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4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7076b" officeooo:paragraph-rsid="0077076b" style:font-size-asian="14pt" style:font-weight-asian="normal" style:font-size-complex="16pt" style:font-weight-complex="normal"/>
    </style:style>
    <style:style style:name="P4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80a2f0" officeooo:paragraph-rsid="0080a2f0" style:font-size-asian="14pt" style:font-weight-asian="normal" style:font-size-complex="16pt" style:font-weight-complex="normal"/>
    </style:style>
    <style:style style:name="P4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848aab" officeooo:paragraph-rsid="00848aab" style:font-size-asian="14pt" style:font-weight-asian="normal" style:font-size-complex="16pt" style:font-weight-complex="normal"/>
    </style:style>
    <style:style style:name="P4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4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4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747c3" officeooo:paragraph-rsid="001747c3" fo:background-color="transparent" style:font-size-asian="14pt" style:font-weight-asian="normal" style:font-size-complex="16pt" style:font-weight-complex="normal"/>
    </style:style>
    <style:style style:name="P4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4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2c0a9" officeooo:paragraph-rsid="0042c0a9" fo:background-color="transparent" style:font-size-asian="14pt" style:font-weight-asian="normal" style:font-size-complex="16pt" style:font-weight-complex="normal"/>
    </style:style>
    <style:style style:name="P4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4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5d38" officeooo:paragraph-rsid="003e5d38" fo:background-color="transparent" style:font-size-asian="14pt" style:font-weight-asian="normal" style:font-size-complex="16pt" style:font-weight-complex="normal"/>
    </style:style>
    <style:style style:name="P5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7a53f" officeooo:paragraph-rsid="0057a53f" fo:background-color="transparent" style:font-size-asian="14pt" style:font-weight-asian="normal" style:font-size-complex="16pt" style:font-weight-complex="normal"/>
    </style:style>
    <style:style style:name="P5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9bcd" officeooo:paragraph-rsid="00599bcd" fo:background-color="transparent" style:font-size-asian="14pt" style:font-weight-asian="normal" style:font-size-complex="16pt" style:font-weight-complex="normal"/>
    </style:style>
    <style:style style:name="P5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a3d2" officeooo:paragraph-rsid="0059a3d2" fo:background-color="transparent" style:font-size-asian="14pt" style:font-weight-asian="normal" style:font-size-complex="16pt" style:font-weight-complex="normal"/>
    </style:style>
    <style:style style:name="P5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5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5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ab630" officeooo:paragraph-rsid="005ab630" fo:background-color="transparent" style:font-size-asian="14pt" style:font-weight-asian="normal" style:font-size-complex="16pt" style:font-weight-complex="normal"/>
    </style:style>
    <style:style style:name="P5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d29ad" officeooo:paragraph-rsid="005d29ad" fo:background-color="transparent" style:font-size-asian="14pt" style:font-weight-asian="normal" style:font-size-complex="16pt" style:font-weight-complex="normal"/>
    </style:style>
    <style:style style:name="P5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bd8f4" officeooo:paragraph-rsid="005bd8f4" fo:background-color="transparent" style:font-size-asian="14pt" style:font-weight-asian="normal" style:font-size-complex="16pt" style:font-weight-complex="normal"/>
    </style:style>
    <style:style style:name="P58" style:family="paragraph" style:parent-style-name="Standard">
      <loext:graphic-properties draw:fill="none"/>
      <style:paragraph-properties fo:margin-left="0cm" fo:margin-right="0cm" fo:text-indent="1.499cm" style:auto-text-indent="false" fo:background-color="transparent"/>
      <style:text-properties fo:font-size="16pt" officeooo:rsid="00379309" officeooo:paragraph-rsid="00379309" style:font-size-asian="16pt" style:font-size-complex="16pt"/>
    </style:style>
    <style:style style:name="P59" style:family="paragraph" style:parent-style-name="Standard">
      <loext:graphic-properties draw:fill="none"/>
      <style:paragraph-properties fo:margin-left="0cm" fo:margin-right="0cm" fo:text-indent="1.499cm" style:auto-text-indent="false" fo:background-color="transparent"/>
      <style:text-properties fo:font-size="16pt" officeooo:paragraph-rsid="00603534" style:font-size-asian="14pt" style:font-size-complex="16pt"/>
    </style:style>
    <style:style style:name="P60" style:family="paragraph" style:parent-style-name="Standard">
      <loext:graphic-properties draw:fill="none"/>
      <style:paragraph-properties fo:margin-left="0cm" fo:margin-right="0cm" fo:text-indent="1.499cm" style:auto-text-indent="false" fo:background-color="transparent"/>
      <style:text-properties officeooo:rsid="00112e50" officeooo:paragraph-rsid="00112e50"/>
    </style:style>
    <style:style style:name="P61" style:family="paragraph" style:parent-style-name="Standard">
      <loext:graphic-properties draw:fill="none"/>
      <style:paragraph-properties fo:margin-left="0cm" fo:margin-right="0cm" fo:text-indent="1.499cm" style:auto-text-indent="false" fo:background-color="transparent"/>
      <style:text-properties officeooo:paragraph-rsid="001747c3"/>
    </style:style>
    <style:style style:name="P62" style:family="paragraph" style:parent-style-name="Standard">
      <loext:graphic-properties draw:fill="none"/>
      <style:paragraph-properties fo:margin-left="0cm" fo:margin-right="0cm" fo:text-indent="1.499cm" style:auto-text-indent="false" fo:background-color="transparent"/>
      <style:text-properties officeooo:paragraph-rsid="0006c50f"/>
    </style:style>
    <style:style style:name="P63" style:family="paragraph" style:parent-style-name="Standard">
      <loext:graphic-properties draw:fill="none"/>
      <style:paragraph-properties fo:margin-left="0cm" fo:margin-right="0cm" fo:text-indent="1.499cm" style:auto-text-indent="false" fo:background-color="transparent"/>
      <style:text-properties officeooo:paragraph-rsid="001faf6f"/>
    </style:style>
    <style:style style:name="P64" style:family="paragraph" style:parent-style-name="Standard">
      <loext:graphic-properties draw:fill="none"/>
      <style:paragraph-properties fo:margin-left="0cm" fo:margin-right="0cm" fo:text-indent="1.499cm" style:auto-text-indent="false" fo:background-color="transparent"/>
      <style:text-properties officeooo:paragraph-rsid="002085f3"/>
    </style:style>
    <style:style style:name="P65" style:family="paragraph" style:parent-style-name="Standard">
      <loext:graphic-properties draw:fill="none"/>
      <style:paragraph-properties fo:margin-left="0cm" fo:margin-right="0cm" fo:text-indent="1.499cm" style:auto-text-indent="false" fo:background-color="transparent"/>
      <style:text-properties officeooo:paragraph-rsid="0022c95d"/>
    </style:style>
    <style:style style:name="P66" style:family="paragraph" style:parent-style-name="Standard">
      <loext:graphic-properties draw:fill="none"/>
      <style:paragraph-properties fo:margin-left="0cm" fo:margin-right="0cm" fo:text-indent="1.499cm" style:auto-text-indent="false" fo:background-color="transparent"/>
      <style:text-properties officeooo:rsid="0024e137" officeooo:paragraph-rsid="0024e137"/>
    </style:style>
    <style:style style:name="P67" style:family="paragraph" style:parent-style-name="Standard">
      <loext:graphic-properties draw:fill="none"/>
      <style:paragraph-properties fo:margin-left="0cm" fo:margin-right="0cm" fo:text-indent="1.499cm" style:auto-text-indent="false" fo:background-color="transparent"/>
      <style:text-properties officeooo:paragraph-rsid="0033bb90"/>
    </style:style>
    <style:style style:name="P68" style:family="paragraph" style:parent-style-name="Standard">
      <loext:graphic-properties draw:fill="none"/>
      <style:paragraph-properties fo:margin-left="0cm" fo:margin-right="0cm" fo:text-indent="1.499cm" style:auto-text-indent="false" fo:background-color="transparent"/>
      <style:text-properties officeooo:paragraph-rsid="000dd7ee"/>
    </style:style>
    <style:style style:name="P69" style:family="paragraph" style:parent-style-name="Standard">
      <loext:graphic-properties draw:fill="none"/>
      <style:paragraph-properties fo:margin-left="0cm" fo:margin-right="0cm" fo:text-indent="1.499cm" style:auto-text-indent="false" fo:background-color="transparent"/>
      <style:text-properties officeooo:rsid="0078cc4f" officeooo:paragraph-rsid="0078cc4f"/>
    </style:style>
    <style:style style:name="P70"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71"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bold" style:font-size-asian="14pt" style:font-weight-asian="bold" style:font-size-complex="16pt" style:font-weight-complex="bold"/>
    </style:style>
    <style:style style:name="P7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73"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e0b7d" officeooo:paragraph-rsid="002e0b7d" style:font-size-asian="14pt" style:font-weight-asian="normal" style:font-size-complex="16pt" style:font-weight-complex="normal"/>
    </style:style>
    <style:style style:name="P74"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75"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5e881c" officeooo:paragraph-rsid="005e881c" style:font-size-asian="14pt" style:font-weight-asian="normal" style:font-size-complex="16pt" style:font-weight-complex="normal"/>
    </style:style>
    <style:style style:name="P76"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77"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paragraph-rsid="008703df" style:font-size-asian="14pt" style:font-weight-asian="normal" style:font-size-complex="16pt" style:font-weight-complex="normal"/>
    </style:style>
    <style:style style:name="P78"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7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80"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6d7925" officeooo:paragraph-rsid="006d7925" fo:background-color="transparent" style:font-size-asian="14pt" style:font-weight-asian="normal" style:font-size-complex="16pt" style:font-weight-complex="normal"/>
    </style:style>
    <style:style style:name="P81"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7d59fc" officeooo:paragraph-rsid="007d59fc" fo:background-color="transparent" style:font-size-asian="14pt" style:font-weight-asian="normal" style:font-size-complex="16pt" style:font-weight-complex="normal"/>
    </style:style>
    <style:style style:name="P8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5d5313" officeooo:paragraph-rsid="005d5313" fo:background-color="transparent" style:font-size-asian="14pt" style:font-weight-asian="normal" style:font-size-complex="16pt" style:font-weight-complex="normal"/>
    </style:style>
    <style:style style:name="P83"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84"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officeooo:paragraph-rsid="005d29ad" fo:background-color="transparent" style:font-size-asian="16pt" style:font-size-complex="16pt"/>
    </style:style>
    <style:style style:name="P85" style:family="paragraph" style:parent-style-name="Standard" style:master-page-name="">
      <loext:graphic-properties draw:fill="none"/>
      <style:paragraph-properties fo:margin-left="0cm" fo:margin-right="0cm" fo:text-align="center" style:justify-single-word="false" fo:text-indent="1.499cm" style:auto-text-indent="false" style:page-number="auto"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86"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rsid="00379309" officeooo:paragraph-rsid="00379309"/>
    </style:style>
    <style:style style:name="P87"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129139" officeooo:paragraph-rsid="00129139"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style:font-size-asian="14pt" style:font-weight-asian="bold" style:font-size-complex="16pt" style:font-weight-complex="bold"/>
    </style:style>
    <style:style style:name="P89"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officeooo:paragraph-rsid="0039a9b9" style:font-size-asian="14pt" style:font-weight-asian="bold" style:font-size-complex="16pt" style:font-weight-complex="bold"/>
    </style:style>
    <style:style style:name="P90"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5ea3bd" officeooo:paragraph-rsid="005ea3bd" style:font-size-asian="14pt" style:font-weight-asian="normal" style:font-size-complex="16pt" style:font-weight-complex="normal"/>
    </style:style>
    <style:style style:name="P91"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78cc4f" officeooo:paragraph-rsid="0078cc4f" style:font-size-asian="14pt" style:font-weight-asian="normal" style:font-size-complex="16pt" style:font-weight-complex="normal"/>
    </style:style>
    <style:style style:name="P92"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93" style:family="paragraph" style:parent-style-name="Standard">
      <loext:graphic-properties draw:fill="none"/>
      <style:paragraph-properties fo:margin-left="0cm" fo:margin-right="0cm" fo:text-indent="1.499cm" style:auto-text-indent="false" fo:break-before="page" fo:background-color="transparent"/>
    </style:style>
    <style:style style:name="P94" style:family="paragraph" style:parent-style-name="Standard">
      <loext:graphic-properties draw:fill="none"/>
      <style:paragraph-properties fo:margin-left="0cm" fo:margin-right="0cm" fo:text-indent="1.499cm" style:auto-text-indent="false" fo:break-before="page" fo:background-color="transparent"/>
      <style:text-properties officeooo:paragraph-rsid="0033bb90"/>
    </style:style>
    <style:style style:name="P9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c6c51" officeooo:paragraph-rsid="000c6c51" style:font-size-asian="14pt" style:font-weight-asian="normal" style:font-size-complex="16pt" style:font-weight-complex="normal"/>
    </style:style>
    <style:style style:name="P9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f901f" officeooo:paragraph-rsid="000f901f" style:font-size-asian="14pt" style:font-weight-asian="normal" style:font-size-complex="16pt" style:font-weight-complex="normal"/>
    </style:style>
    <style:style style:name="P9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4be9e" officeooo:paragraph-rsid="0014be9e" style:font-size-asian="14pt" style:font-weight-asian="normal" style:font-size-complex="16pt" style:font-weight-complex="normal"/>
    </style:style>
    <style:style style:name="P9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819dc" officeooo:paragraph-rsid="001819dc" style:font-size-asian="14pt" style:font-weight-asian="normal" style:font-size-complex="16pt" style:font-weight-complex="normal"/>
    </style:style>
    <style:style style:name="P99"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0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ad22f" officeooo:paragraph-rsid="001ad22f" style:font-size-asian="14pt" style:font-weight-asian="normal" style:font-size-complex="16pt" style:font-weight-complex="normal"/>
    </style:style>
    <style:style style:name="P10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bc3a5" officeooo:paragraph-rsid="001bc3a5" style:font-size-asian="14pt" style:font-weight-asian="normal" style:font-size-complex="16pt" style:font-weight-complex="normal"/>
    </style:style>
    <style:style style:name="P10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085f3" officeooo:paragraph-rsid="002085f3" style:font-size-asian="14pt" style:font-weight-asian="normal" style:font-size-complex="16pt" style:font-weight-complex="normal"/>
    </style:style>
    <style:style style:name="P103"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10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10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99e3f" officeooo:paragraph-rsid="00199e3f" style:font-size-asian="14pt" style:font-weight-asian="normal" style:font-size-complex="16pt" style:font-weight-complex="normal"/>
    </style:style>
    <style:style style:name="P106"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10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10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109"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11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309c2" officeooo:paragraph-rsid="003309c2" style:font-size-asian="14pt" style:font-weight-asian="normal" style:font-size-complex="16pt" style:font-weight-complex="normal"/>
    </style:style>
    <style:style style:name="P11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79309" officeooo:paragraph-rsid="00379309" style:font-size-asian="14pt" style:font-weight-asian="normal" style:font-size-complex="16pt" style:font-weight-complex="normal"/>
    </style:style>
    <style:style style:name="P11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c652d" officeooo:paragraph-rsid="003c652d" style:font-size-asian="14pt" style:font-weight-asian="normal" style:font-size-complex="16pt" style:font-weight-complex="normal"/>
    </style:style>
    <style:style style:name="P113"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1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11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11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8cc4f" officeooo:paragraph-rsid="0078cc4f" style:font-size-asian="14pt" style:font-weight-asian="normal" style:font-size-complex="16pt" style:font-weight-complex="normal"/>
    </style:style>
    <style:style style:name="P11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848aab" officeooo:paragraph-rsid="00848aab" style:font-size-asian="14pt" style:font-weight-asian="normal" style:font-size-complex="16pt" style:font-weight-complex="normal"/>
    </style:style>
    <style:style style:name="P11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85f235" officeooo:paragraph-rsid="0085f235" style:font-size-asian="14pt" style:font-weight-asian="normal" style:font-size-complex="16pt" style:font-weight-complex="normal"/>
    </style:style>
    <style:style style:name="P11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12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2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2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dd5c3" officeooo:paragraph-rsid="004dd5c3" fo:background-color="transparent" style:font-size-asian="14pt" style:font-weight-asian="normal" style:font-size-complex="16pt" style:font-weight-complex="normal"/>
    </style:style>
    <style:style style:name="P12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12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12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126" style:family="paragraph" style:parent-style-name="Standard" style:master-page-name="">
      <loext:graphic-properties draw:fill="none"/>
      <style:paragraph-properties fo:margin-left="0cm" fo:margin-right="0cm" fo:text-align="justify" style:justify-single-word="false" fo:text-indent="2.499cm" style:auto-text-indent="false" style:page-number="auto"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12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f7c16" officeooo:paragraph-rsid="004f7c16" fo:background-color="#ffff00" style:font-size-asian="14pt" style:font-weight-asian="normal" style:font-size-complex="16pt" style:font-weight-complex="normal"/>
    </style:style>
    <style:style style:name="P12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officeooo:rsid="00379309" officeooo:paragraph-rsid="00379309" style:font-size-asian="16pt" style:font-size-complex="16pt"/>
    </style:style>
    <style:style style:name="P129"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3c26e" officeooo:paragraph-rsid="0033c26e"/>
    </style:style>
    <style:style style:name="P130"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35969c"/>
    </style:style>
    <style:style style:name="P131"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5969c" officeooo:paragraph-rsid="0035969c"/>
    </style:style>
    <style:style style:name="P13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3c652d" officeooo:paragraph-rsid="0056325a" style:font-size-asian="14pt" style:font-weight-asian="normal" style:font-size-complex="14pt" style:font-weight-complex="normal"/>
    </style:style>
    <style:style style:name="P13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6325a" officeooo:paragraph-rsid="0056325a" style:font-size-asian="14pt" style:font-weight-asian="normal" style:font-size-complex="14pt" style:font-weight-complex="normal"/>
    </style:style>
    <style:style style:name="P134"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3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78cc4f" officeooo:paragraph-rsid="0078cc4f" style:font-size-asian="14pt" style:font-weight-asian="normal" style:font-size-complex="14pt" style:font-weight-complex="normal"/>
    </style:style>
    <style:style style:name="P13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3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3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3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29ad" officeooo:paragraph-rsid="005d29ad" fo:background-color="transparent" style:font-size-asian="14pt" style:font-weight-asian="normal" style:font-size-complex="14pt" style:font-weight-complex="normal"/>
    </style:style>
    <style:style style:name="P14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5313" officeooo:paragraph-rsid="005d29ad" fo:background-color="transparent" style:font-size-asian="14pt" style:font-weight-asian="normal" style:font-size-complex="14pt" style:font-weight-complex="normal"/>
    </style:style>
    <style:style style:name="P14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06c50f" officeooo:paragraph-rsid="0006c50f" fo:background-color="transparent" style:font-size-asian="14pt" style:font-weight-asian="normal" style:font-size-complex="14pt" style:font-weight-complex="normal"/>
    </style:style>
    <style:style style:name="P142"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78cc4f"/>
    </style:style>
    <style:style style:name="P143"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80a2f0"/>
    </style:style>
    <style:style style:name="P144" style:family="paragraph" style:parent-style-name="Standard" style:master-page-name="">
      <loext:graphic-properties draw:fill="none"/>
      <style:paragraph-properties fo:margin-left="0cm" fo:margin-right="0cm" fo:text-indent="2.499cm" style:auto-text-indent="false" style:page-number="auto"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14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4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dd7ee" officeooo:paragraph-rsid="000dd7ee" style:font-size-asian="14pt" style:font-weight-asian="normal" style:font-size-complex="16pt" style:font-weight-complex="normal"/>
    </style:style>
    <style:style style:name="P14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4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04c55" officeooo:paragraph-rsid="00104c55" style:font-size-asian="14pt" style:font-weight-asian="normal" style:font-size-complex="16pt" style:font-weight-complex="normal"/>
    </style:style>
    <style:style style:name="P14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5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51"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819dc" officeooo:paragraph-rsid="00192268" style:font-size-asian="14pt" style:font-weight-asian="normal" style:font-size-complex="16pt" style:font-weight-complex="normal"/>
    </style:style>
    <style:style style:name="P15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15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bc3a5" officeooo:paragraph-rsid="001bc3a5" style:font-size-asian="14pt" style:font-weight-asian="normal" style:font-size-complex="16pt" style:font-weight-complex="normal"/>
    </style:style>
    <style:style style:name="P15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55"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15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73c51" officeooo:paragraph-rsid="00273c51" style:font-size-asian="14pt" style:font-weight-asian="normal" style:font-size-complex="16pt" style:font-weight-complex="normal"/>
    </style:style>
    <style:style style:name="P15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6431a" officeooo:paragraph-rsid="0016431a" style:font-size-asian="14pt" style:font-weight-asian="normal" style:font-size-complex="16pt" style:font-weight-complex="normal"/>
    </style:style>
    <style:style style:name="P158"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15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16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61"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162"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163"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16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a510f" officeooo:paragraph-rsid="003a510f" style:font-size-asian="14pt" style:font-weight-asian="normal" style:font-size-complex="16pt" style:font-weight-complex="normal"/>
    </style:style>
    <style:style style:name="P16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166"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67"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16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6ece3f" style:font-size-asian="14pt" style:font-weight-asian="normal" style:font-size-complex="16pt" style:font-weight-complex="normal"/>
    </style:style>
    <style:style style:name="P16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17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17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17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85f235" officeooo:paragraph-rsid="0085f235" style:font-size-asian="14pt" style:font-weight-asian="normal" style:font-size-complex="16pt" style:font-weight-complex="normal"/>
    </style:style>
    <style:style style:name="P17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paragraph-rsid="008703df" style:font-size-asian="14pt" style:font-weight-asian="normal" style:font-size-complex="16pt" style:font-weight-complex="normal"/>
    </style:style>
    <style:style style:name="P17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80a2f0" officeooo:paragraph-rsid="0080a2f0" style:font-size-asian="14pt" style:font-weight-asian="normal" style:font-size-complex="16pt" style:font-weight-complex="normal"/>
    </style:style>
    <style:style style:name="P17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7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7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59a3d2" officeooo:paragraph-rsid="0059a3d2" fo:background-color="transparent" style:font-size-asian="14pt" style:font-weight-asian="normal" style:font-size-complex="16pt" style:font-weight-complex="normal"/>
    </style:style>
    <style:style style:name="P17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17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18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18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6c50f" officeooo:paragraph-rsid="0006c50f" fo:background-color="transparent" style:font-size-asian="14pt" style:font-weight-asian="normal" style:font-size-complex="16pt" style:font-weight-complex="normal"/>
    </style:style>
    <style:style style:name="P182" style:family="paragraph" style:parent-style-name="Standard">
      <loext:graphic-properties draw:fill="none"/>
      <style:paragraph-properties fo:margin-left="0cm" fo:margin-right="0cm" fo:text-align="justify" style:justify-single-word="false" fo:text-indent="2.499cm" style:auto-text-indent="false" fo:background-color="transparent"/>
      <style:text-properties fo:font-size="16pt" fo:font-weight="normal" officeooo:rsid="00831eee" officeooo:paragraph-rsid="00831eee" fo:background-color="transparent" style:font-size-asian="16pt" style:font-weight-asian="normal" style:font-size-complex="16pt" style:font-weight-complex="normal"/>
    </style:style>
    <style:style style:name="P183" style:family="paragraph" style:parent-style-name="Standard">
      <loext:graphic-properties draw:fill="none"/>
      <style:paragraph-properties fo:margin-left="0cm" fo:margin-right="0cm" fo:text-indent="2.499cm" style:auto-text-indent="false" fo:background-color="transparent"/>
      <style:text-properties fo:font-size="16pt" officeooo:paragraph-rsid="00199e3f" style:font-size-asian="16pt" style:font-size-complex="16pt"/>
    </style:style>
    <style:style style:name="P184" style:family="paragraph" style:parent-style-name="Standard">
      <loext:graphic-properties draw:fill="none"/>
      <style:paragraph-properties fo:margin-left="0cm" fo:margin-right="0cm" fo:text-indent="2.499cm" style:auto-text-indent="false" fo:background-color="transparent"/>
      <style:text-properties fo:font-size="16pt" officeooo:rsid="0033c26e" officeooo:paragraph-rsid="0033c26e" style:font-size-asian="16pt" style:font-size-complex="16pt"/>
    </style:style>
    <style:style style:name="P185" style:family="paragraph" style:parent-style-name="Standard">
      <loext:graphic-properties draw:fill="none"/>
      <style:paragraph-properties fo:margin-left="0cm" fo:margin-right="0cm" fo:text-indent="2.499cm" style:auto-text-indent="false" fo:background-color="transparent"/>
      <style:text-properties fo:font-size="16pt" officeooo:rsid="00379309" officeooo:paragraph-rsid="00379309" style:font-size-asian="16pt" style:font-size-complex="16pt"/>
    </style:style>
    <style:style style:name="P186" style:family="paragraph" style:parent-style-name="Standard">
      <loext:graphic-properties draw:fill="none"/>
      <style:paragraph-properties fo:margin-left="0cm" fo:margin-right="0cm" fo:text-indent="2.499cm" style:auto-text-indent="false" fo:background-color="transparent"/>
      <style:text-properties officeooo:rsid="0016431a" officeooo:paragraph-rsid="0016431a"/>
    </style:style>
    <style:style style:name="P187" style:family="paragraph" style:parent-style-name="Standard">
      <loext:graphic-properties draw:fill="none"/>
      <style:paragraph-properties fo:margin-left="0cm" fo:margin-right="0cm" fo:text-indent="2.499cm" style:auto-text-indent="false" fo:background-color="transparent">
        <style:tab-stops/>
      </style:paragraph-properties>
      <style:text-properties officeooo:rsid="001ec4c1" officeooo:paragraph-rsid="001ec4c1"/>
    </style:style>
    <style:style style:name="P18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c652d" officeooo:paragraph-rsid="0056325a"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3309c2"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6ece3f"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8cc4f"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9a745"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29ad" officeooo:paragraph-rsid="005d29ad"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29ad"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5313"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06c50f" officeooo:paragraph-rsid="0006c50f"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cm" fo:text-indent="2.499cm" style:auto-text-indent="false" fo:background-color="transparent"/>
      <style:text-properties fo:font-size="14pt" officeooo:paragraph-rsid="0078cc4f" style:font-size-asian="14pt" style:font-size-complex="14pt"/>
    </style:style>
    <style:style style:name="P202"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203" style:family="paragraph" style:parent-style-name="Standard">
      <loext:graphic-properties draw:fill="none"/>
      <style:paragraph-properties fo:margin-left="0cm" fo:margin-right="0cm" fo:text-indent="0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204"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dd7ee" officeooo:paragraph-rsid="000dd7ee"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129139" officeooo:paragraph-rsid="00129139" style:font-size-asian="14pt" style:font-weight-asian="normal" style:font-size-complex="14pt" style:font-weight-complex="normal"/>
    </style:style>
    <style:style style:name="P207"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c6c51" officeooo:paragraph-rsid="00129139" style:font-size-asian="14pt" style:font-weight-asian="normal" style:font-size-complex="14pt" style:font-weight-complex="normal"/>
    </style:style>
    <style:style style:name="P208"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dd7ee" officeooo:paragraph-rsid="000dd7ee" style:font-size-asian="14pt" style:font-weight-asian="normal" style:font-size-complex="14pt" style:font-weight-complex="normal"/>
    </style:style>
    <style:style style:name="P209" style:family="paragraph" style:parent-style-name="Standard" style:master-page-name="">
      <loext:graphic-properties draw:fill="none"/>
      <style:paragraph-properties fo:margin-left="0cm" fo:margin-right="0cm" fo:text-indent="5.6cm" style:auto-text-indent="false" style:page-number="auto" fo:background-color="transparent"/>
      <style:text-properties fo:font-size="14pt" fo:font-weight="normal" officeooo:rsid="000c6c51" officeooo:paragraph-rsid="000c6c51"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0c6c51"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190f4" officeooo:paragraph-rsid="002190f4" style:font-size-asian="14pt" style:font-weight-asian="normal" style:font-size-complex="16pt" style:font-weight-complex="normal"/>
    </style:style>
    <style:style style:name="P213"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214"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215"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216"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85f235" officeooo:paragraph-rsid="0085f235" style:font-size-asian="14pt" style:font-weight-asian="normal" style:font-size-complex="16pt" style:font-weight-complex="normal"/>
    </style:style>
    <style:style style:name="P217"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218"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3309c2" officeooo:paragraph-rsid="003309c2" style:font-size-asian="14pt" style:font-weight-asian="normal" style:font-size-complex="14pt" style:font-weight-complex="normal"/>
    </style:style>
    <style:style style:name="P219"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220"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221"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222"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paragraph-rsid="0035969c"/>
    </style:style>
    <style:style style:name="P223"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rsid="0035969c" officeooo:paragraph-rsid="0035969c"/>
    </style:style>
    <style:style style:name="P224"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225"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226"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227"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228"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35969c" officeooo:paragraph-rsid="0035969c" style:font-size-asian="14pt" style:font-weight-asian="normal" style:font-size-complex="16pt" style:font-weight-complex="normal"/>
    </style:style>
    <style:style style:name="P229"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7c7fe" officeooo:paragraph-rsid="007782f9" style:font-size-asian="14pt" style:font-weight-asian="normal" style:font-size-complex="16pt" style:font-weight-complex="normal"/>
    </style:style>
    <style:style style:name="P230"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85f235" officeooo:paragraph-rsid="0085f235" style:font-size-asian="14pt" style:font-weight-asian="normal" style:font-size-complex="16pt" style:font-weight-complex="normal"/>
    </style:style>
    <style:style style:name="P231"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232"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3309c2" officeooo:paragraph-rsid="007782f9"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cm" fo:text-indent="3.5cm" style:auto-text-indent="false"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237" style:family="paragraph" style:parent-style-name="Standard">
      <loext:graphic-properties draw:fill="none"/>
      <style:paragraph-properties fo:margin-left="0cm" fo:margin-right="0cm" fo:text-indent="3.5cm" style:auto-text-indent="false" fo:background-color="transparent"/>
      <style:text-properties officeooo:paragraph-rsid="0035969c"/>
    </style:style>
    <style:style style:name="P238" style:family="paragraph" style:parent-style-name="Standard">
      <loext:graphic-properties draw:fill="none"/>
      <style:paragraph-properties fo:margin-left="0cm" fo:margin-right="0cm" fo:text-indent="3.5cm" style:auto-text-indent="false" fo:background-color="transparent"/>
      <style:text-properties officeooo:rsid="0035969c" officeooo:paragraph-rsid="0035969c"/>
    </style:style>
    <style:style style:name="P239"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240"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241"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42"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officeooo:paragraph-rsid="00603534" style:font-size-asian="16pt" style:font-size-complex="16pt"/>
    </style:style>
    <style:style style:name="P243"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cm" fo:text-indent="3cm" style:auto-text-indent="false"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245" style:family="paragraph" style:parent-style-name="Standard">
      <loext:graphic-properties draw:fill="none"/>
      <style:paragraph-properties fo:margin-left="0cm" fo:margin-right="0cm" fo:text-indent="3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246" style:family="paragraph" style:parent-style-name="Standard">
      <loext:graphic-properties draw:fill="none"/>
      <style:paragraph-properties fo:margin-left="0cm" fo:margin-right="0cm" fo:text-indent="3cm" style:auto-text-indent="false" fo:background-color="transparent"/>
      <style:text-properties fo:font-size="16pt" officeooo:paragraph-rsid="00603534" style:font-size-asian="16pt" style:font-size-complex="16pt"/>
    </style:style>
    <style:style style:name="P247" style:family="paragraph" style:parent-style-name="Table_20_Contents">
      <style:paragraph-properties fo:text-align="center" style:justify-single-word="false"/>
      <style:text-properties fo:font-size="18pt" style:font-size-asian="18pt" style:font-size-complex="18pt"/>
    </style:style>
    <style:style style:name="P248" style:family="paragraph" style:parent-style-name="Table_20_Contents">
      <style:paragraph-properties fo:text-align="center" style:justify-single-word="false"/>
      <style:text-properties fo:font-size="18pt" officeooo:rsid="001747c3" officeooo:paragraph-rsid="001747c3" style:font-size-asian="18pt" style:font-size-complex="18pt"/>
    </style:style>
    <style:style style:name="P249" style:family="paragraph" style:parent-style-name="Table_20_Contents">
      <style:text-properties fo:font-size="16pt" officeooo:rsid="003e3ea4" officeooo:paragraph-rsid="003e3ea4" style:font-size-asian="14pt" style:font-size-complex="16pt"/>
    </style:style>
    <style:style style:name="P250" style:family="paragraph" style:parent-style-name="Table_20_Contents">
      <style:paragraph-properties fo:text-align="center" style:justify-single-word="false"/>
      <style:text-properties fo:font-size="16pt" officeooo:rsid="003e3ea4" officeooo:paragraph-rsid="003e3ea4" style:font-size-asian="14pt" style:font-size-complex="16pt"/>
    </style:style>
    <style:style style:name="P251" style:family="paragraph" style:parent-style-name="Table_20_Contents">
      <style:text-properties fo:font-size="16pt" officeooo:rsid="003e5d38" officeooo:paragraph-rsid="003e5d38" style:font-size-asian="14pt" style:font-size-complex="16pt"/>
    </style:style>
    <style:style style:name="P252" style:family="paragraph" style:parent-style-name="Table_20_Contents">
      <style:paragraph-properties fo:text-align="center" style:justify-single-word="false"/>
      <style:text-properties fo:font-size="16pt" officeooo:rsid="0051792c" officeooo:paragraph-rsid="0051792c" style:font-size-asian="16pt" style:font-size-complex="16pt"/>
    </style:style>
    <style:style style:name="P253" style:family="paragraph" style:parent-style-name="Table_20_Contents">
      <style:paragraph-properties fo:text-align="center" style:justify-single-word="false"/>
      <style:text-properties fo:font-size="16pt" officeooo:rsid="005f5002" officeooo:paragraph-rsid="005f5002" style:font-size-asian="16pt" style:font-size-complex="16pt"/>
    </style:style>
    <style:style style:name="P254" style:family="paragraph" style:parent-style-name="Standard">
      <loext:graphic-properties draw:fill="none"/>
      <style:paragraph-properties fo:margin-left="0cm" fo:margin-right="0cm" fo:text-indent="1.6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255"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56"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57"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58" style:family="paragraph" style:parent-style-name="Standard">
      <loext:graphic-properties draw:fill="none"/>
      <style:paragraph-properties fo:margin-left="0cm" fo:margin-right="0cm" fo:text-indent="4.001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259" style:family="paragraph" style:parent-style-name="Standard" style:list-style-name="L1" style:master-page-name="">
      <loext:graphic-properties draw:fill="none"/>
      <style:paragraph-properties fo:margin-left="0cm" fo:margin-right="0cm" fo:text-indent="2.499cm" style:auto-text-indent="false" style:page-number="auto" fo:background-color="transparent"/>
      <style:text-properties officeooo:paragraph-rsid="0008785c"/>
    </style:style>
    <style:style style:name="P260" style:family="paragraph" style:parent-style-name="Standard" style:list-style-name="L2"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61" style:family="paragraph" style:parent-style-name="Standard" style:list-style-name="L3"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62" style:family="paragraph" style:parent-style-name="Standard" style:list-style-name="L4" style:master-page-name="">
      <loext:graphic-properties draw:fill="none"/>
      <style:paragraph-properties fo:margin-left="0cm" fo:margin-right="0cm" fo:text-indent="2.499cm" style:auto-text-indent="false" style:page-number="auto" fo:background-color="transparent"/>
      <style:text-properties fo:font-size="16pt" fo:font-weight="normal" officeooo:rsid="002d3453" officeooo:paragraph-rsid="002d3453" style:font-size-asian="14pt" style:font-weight-asian="normal" style:font-size-complex="16pt" style:font-weight-complex="normal"/>
    </style:style>
    <style:style style:name="P263" style:family="paragraph" style:parent-style-name="Standard" style:list-style-name="L5" style:master-page-name="">
      <loext:graphic-properties draw:fill="none"/>
      <style:paragraph-properties fo:margin-left="0cm" fo:margin-right="0cm" fo:text-indent="2.499cm" style:auto-text-indent="false" style:page-number="auto" fo:background-color="transparent"/>
      <style:text-properties fo:font-size="16pt" fo:font-weight="normal" officeooo:rsid="005ea3bd" officeooo:paragraph-rsid="005ea3bd" style:font-size-asian="14pt" style:font-weight-asian="normal" style:font-size-complex="16pt" style:font-weight-complex="normal"/>
    </style:style>
    <style:style style:name="P264"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785c" officeooo:paragraph-rsid="0008785c" style:font-size-asian="14pt" style:font-weight-asian="normal" style:font-size-complex="16pt" style:font-weight-complex="normal"/>
    </style:style>
    <style:style style:name="P265"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266"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67"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268" style:family="paragraph" style:parent-style-name="Standard" style:list-style-name="L3">
      <loext:graphic-properties draw:fill="none"/>
      <style:paragraph-properties fo:margin-left="0cm" fo:margin-right="0cm" fo:text-indent="2.499cm" style:auto-text-indent="false"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69" style:family="paragraph" style:parent-style-name="Standard" style:list-style-name="L4">
      <loext:graphic-properties draw:fill="none"/>
      <style:paragraph-properties fo:margin-left="0cm" fo:margin-right="0cm" fo:text-indent="2.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70" style:family="paragraph" style:parent-style-name="Standard" style:list-style-name="L5">
      <loext:graphic-properties draw:fill="none"/>
      <style:paragraph-properties fo:margin-left="0cm" fo:margin-right="0cm" fo:text-indent="2.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27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272" style:family="paragraph" style:parent-style-name="Standard">
      <loext:graphic-properties draw:fill="none"/>
      <style:paragraph-properties fo:margin-left="0cm" fo:margin-right="0cm" fo:text-indent="2.499cm" style:auto-text-indent="false" fo:background-color="transparent"/>
      <style:text-properties fo:font-size="16pt" fo:font-weight="bold" officeooo:rsid="0006c50f" officeooo:paragraph-rsid="008703df" style:font-size-asian="14pt" style:font-weight-asian="bold" style:font-size-complex="16pt" style:font-weight-complex="bold"/>
    </style:style>
    <style:style style:name="P273"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5313" fo:background-color="transparent"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275"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276"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3196bd" style:font-size-asian="14pt" style:font-weight-asian="bold" style:font-size-complex="16pt" style:font-weight-complex="bold"/>
    </style:style>
    <style:style style:name="P27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paragraph-rsid="008e4c4b" style:font-size-asian="14pt" style:font-weight-asian="normal" style:font-size-complex="16pt" style:font-weight-complex="normal"/>
    </style:style>
    <style:style style:name="P27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7076b" officeooo:paragraph-rsid="0077076b" style:font-size-asian="14pt" style:font-weight-asian="normal" style:font-size-complex="16pt" style:font-weight-complex="normal"/>
    </style:style>
    <style:style style:name="P279"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paragraph-rsid="003196bd" style:font-size-asian="14pt" style:font-weight-asian="normal" style:font-size-complex="16pt" style:font-weight-complex="normal"/>
    </style:style>
    <style:style style:name="P280"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3309c2" officeooo:paragraph-rsid="007782f9" style:font-size-asian="14pt" style:font-weight-asian="normal" style:font-size-complex="14pt" style:font-weight-complex="normal"/>
    </style:style>
    <style:style style:name="T1" style:family="text">
      <style:text-properties officeooo:rsid="0006c50f"/>
    </style:style>
    <style:style style:name="T2" style:family="text">
      <style:text-properties officeooo:rsid="0008785c"/>
    </style:style>
    <style:style style:name="T3" style:family="text">
      <style:text-properties officeooo:rsid="0008d737"/>
    </style:style>
    <style:style style:name="T4" style:family="text">
      <style:text-properties fo:font-size="16pt" fo:font-weight="normal" style:font-size-asian="14pt" style:font-weight-asian="normal" style:font-size-complex="16pt" style:font-weight-complex="normal"/>
    </style:style>
    <style:style style:name="T5" style:family="text">
      <style:text-properties fo:font-size="16pt" fo:font-weight="normal" officeooo:rsid="0008785c" style:font-size-asian="14pt" style:font-weight-asian="normal" style:font-size-complex="16pt" style:font-weight-complex="normal"/>
    </style:style>
    <style:style style:name="T6" style:family="text">
      <style:text-properties fo:font-size="16pt" fo:font-weight="normal" officeooo:rsid="0008d737" style:font-size-asian="14pt" style:font-weight-asian="normal" style:font-size-complex="16pt" style:font-weight-complex="normal"/>
    </style:style>
    <style:style style:name="T7" style:family="text">
      <style:text-properties fo:font-size="16pt" fo:font-weight="normal" officeooo:rsid="000dd7ee" style:font-size-asian="14pt" style:font-weight-asian="normal" style:font-size-complex="16pt" style:font-weight-complex="normal"/>
    </style:style>
    <style:style style:name="T8" style:family="text">
      <style:text-properties fo:font-size="16pt" fo:font-weight="normal" officeooo:rsid="000f901f" style:font-size-asian="14pt" style:font-weight-asian="normal" style:font-size-complex="16pt" style:font-weight-complex="normal"/>
    </style:style>
    <style:style style:name="T9" style:family="text">
      <style:text-properties fo:font-size="16pt" fo:font-weight="normal" officeooo:rsid="0013cda6" style:font-size-asian="14pt" style:font-weight-asian="normal" style:font-size-complex="16pt" style:font-weight-complex="normal"/>
    </style:style>
    <style:style style:name="T10" style:family="text">
      <style:text-properties fo:font-size="16pt" fo:font-weight="normal" officeooo:rsid="0016431a" style:font-size-asian="14pt" style:font-weight-asian="normal" style:font-size-complex="16pt" style:font-weight-complex="normal"/>
    </style:style>
    <style:style style:name="T11" style:family="text">
      <style:text-properties fo:font-size="16pt" fo:font-weight="normal" officeooo:rsid="0006c50f" style:font-size-asian="14pt" style:font-weight-asian="normal" style:font-size-complex="16pt" style:font-weight-complex="normal"/>
    </style:style>
    <style:style style:name="T12" style:family="text">
      <style:text-properties fo:font-size="16pt" fo:font-weight="normal" officeooo:rsid="001ec4c1" style:font-size-asian="14pt" style:font-weight-asian="normal" style:font-size-complex="16pt" style:font-weight-complex="normal"/>
    </style:style>
    <style:style style:name="T13" style:family="text">
      <style:text-properties fo:font-size="16pt" fo:font-weight="normal" officeooo:rsid="001faf6f" style:font-size-asian="14pt" style:font-weight-asian="normal" style:font-size-complex="16pt" style:font-weight-complex="normal"/>
    </style:style>
    <style:style style:name="T14" style:family="text">
      <style:text-properties fo:font-size="16pt" fo:font-weight="normal" officeooo:rsid="001d5e9f" style:font-size-asian="14pt" style:font-weight-asian="normal" style:font-size-complex="16pt" style:font-weight-complex="normal"/>
    </style:style>
    <style:style style:name="T15" style:family="text">
      <style:text-properties fo:font-size="16pt" fo:font-weight="normal" officeooo:rsid="002085f3" style:font-size-asian="14pt" style:font-weight-asian="normal" style:font-size-complex="16pt" style:font-weight-complex="normal"/>
    </style:style>
    <style:style style:name="T16" style:family="text">
      <style:text-properties fo:font-size="16pt" fo:font-weight="normal" officeooo:rsid="0022c95d" style:font-size-asian="14pt" style:font-weight-asian="normal" style:font-size-complex="16pt" style:font-weight-complex="normal"/>
    </style:style>
    <style:style style:name="T17" style:family="text">
      <style:text-properties fo:font-size="16pt" fo:font-weight="normal" officeooo:rsid="0024900f" style:font-size-asian="14pt" style:font-weight-asian="normal" style:font-size-complex="16pt" style:font-weight-complex="normal"/>
    </style:style>
    <style:style style:name="T18" style:family="text">
      <style:text-properties fo:font-size="16pt" fo:font-weight="normal" officeooo:rsid="003196bd" style:font-size-asian="14pt" style:font-weight-asian="normal" style:font-size-complex="16pt" style:font-weight-complex="normal"/>
    </style:style>
    <style:style style:name="T19" style:family="text">
      <style:text-properties fo:font-size="16pt" fo:font-weight="normal" officeooo:rsid="0033bb90" style:font-size-asian="14pt" style:font-weight-asian="normal" style:font-size-complex="16pt" style:font-weight-complex="normal"/>
    </style:style>
    <style:style style:name="T20" style:family="text">
      <style:text-properties fo:font-size="16pt" fo:font-weight="normal" officeooo:rsid="0033c26e" style:font-size-asian="14pt" style:font-weight-asian="normal" style:font-size-complex="16pt" style:font-weight-complex="normal"/>
    </style:style>
    <style:style style:name="T21" style:family="text">
      <style:text-properties fo:font-size="16pt" fo:font-weight="normal" officeooo:rsid="0035969c" style:font-size-asian="14pt" style:font-weight-asian="normal" style:font-size-complex="16pt" style:font-weight-complex="normal"/>
    </style:style>
    <style:style style:name="T22" style:family="text">
      <style:text-properties fo:font-size="16pt" fo:font-weight="normal" officeooo:rsid="00379309" style:font-size-asian="14pt" style:font-weight-asian="normal" style:font-size-complex="16pt" style:font-weight-complex="normal"/>
    </style:style>
    <style:style style:name="T23" style:family="text">
      <style:text-properties fo:font-size="16pt" fo:font-weight="normal" officeooo:rsid="00656ed6" style:font-size-asian="14pt" style:font-weight-asian="normal" style:font-size-complex="16pt" style:font-weight-complex="normal"/>
    </style:style>
    <style:style style:name="T24" style:family="text">
      <style:text-properties fo:font-size="16pt" fo:font-weight="normal" officeooo:rsid="0078cc4f" style:font-size-asian="14pt" style:font-weight-asian="normal" style:font-size-complex="16pt" style:font-weight-complex="normal"/>
    </style:style>
    <style:style style:name="T25" style:family="text">
      <style:text-properties fo:font-size="16pt" fo:font-weight="normal" officeooo:rsid="0079a745" style:font-size-asian="14pt" style:font-weight-asian="normal" style:font-size-complex="16pt" style:font-weight-complex="normal"/>
    </style:style>
    <style:style style:name="T26" style:family="text">
      <style:text-properties fo:font-size="16pt" fo:font-weight="normal" officeooo:rsid="0080a2f0" style:font-size-asian="14pt" style:font-weight-asian="normal" style:font-size-complex="16pt" style:font-weight-complex="normal"/>
    </style:style>
    <style:style style:name="T27" style:family="text">
      <style:text-properties fo:font-size="16pt" fo:font-weight="normal" officeooo:rsid="0080de0c" style:font-size-asian="14pt" style:font-weight-asian="normal" style:font-size-complex="16pt" style:font-weight-complex="normal"/>
    </style:style>
    <style:style style:name="T28" style:family="text">
      <style:text-properties fo:font-size="16pt" fo:font-weight="normal" officeooo:rsid="0016431a" fo:background-color="transparent" loext:char-shading-value="0" style:font-size-asian="14pt" style:font-weight-asian="normal" style:font-size-complex="16pt" style:font-weight-complex="normal"/>
    </style:style>
    <style:style style:name="T29" style:family="text">
      <style:text-properties fo:font-size="16pt" fo:font-weight="normal" officeooo:rsid="001747c3" fo:background-color="transparent" loext:char-shading-value="0" style:font-size-asian="14pt" style:font-weight-asian="normal" style:font-size-complex="16pt" style:font-weight-complex="normal"/>
    </style:style>
    <style:style style:name="T30" style:family="text">
      <style:text-properties fo:font-size="16pt" fo:font-weight="normal" officeooo:rsid="000dd7ee" fo:background-color="transparent" loext:char-shading-value="0" style:font-size-asian="14pt" style:font-weight-asian="normal" style:font-size-complex="16pt" style:font-weight-complex="normal"/>
    </style:style>
    <style:style style:name="T31" style:family="text">
      <style:text-properties fo:font-size="16pt" fo:font-weight="normal" officeooo:rsid="000f901f" fo:background-color="transparent" loext:char-shading-value="0" style:font-size-asian="14pt" style:font-weight-asian="normal" style:font-size-complex="16pt" style:font-weight-complex="normal"/>
    </style:style>
    <style:style style:name="T32" style:family="text">
      <style:text-properties fo:font-size="16pt" fo:font-weight="bold" style:font-size-asian="14pt" style:font-weight-asian="bold" style:font-size-complex="16pt" style:font-weight-complex="bold"/>
    </style:style>
    <style:style style:name="T33" style:family="text">
      <style:text-properties fo:font-size="16pt" fo:font-weight="bold" officeooo:rsid="0006c50f" style:font-size-asian="14pt" style:font-weight-asian="bold" style:font-size-complex="16pt" style:font-weight-complex="bold"/>
    </style:style>
    <style:style style:name="T34" style:family="text">
      <style:text-properties fo:font-size="16pt" style:font-size-asian="16pt" style:font-size-complex="16pt"/>
    </style:style>
    <style:style style:name="T35" style:family="text">
      <style:text-properties fo:font-size="16pt" officeooo:rsid="0033bb90" style:font-size-asian="16pt" style:font-size-complex="16pt"/>
    </style:style>
    <style:style style:name="T36" style:family="text">
      <style:text-properties fo:font-size="16pt" officeooo:rsid="0033c26e" style:font-size-asian="16pt" style:font-size-complex="16pt"/>
    </style:style>
    <style:style style:name="T37" style:family="text">
      <style:text-properties fo:font-size="16pt" officeooo:rsid="0027c7fe" style:font-size-complex="16pt"/>
    </style:style>
    <style:style style:name="T38" style:family="text">
      <style:text-properties fo:font-size="16pt" officeooo:rsid="002a6f33" style:font-size-complex="16pt"/>
    </style:style>
    <style:style style:name="T39" style:family="text">
      <style:text-properties officeooo:rsid="000910a2"/>
    </style:style>
    <style:style style:name="T40" style:family="text">
      <style:text-properties officeooo:rsid="0009202a"/>
    </style:style>
    <style:style style:name="T41" style:family="text">
      <style:text-properties officeooo:rsid="000b163a"/>
    </style:style>
    <style:style style:name="T42" style:family="text">
      <style:text-properties officeooo:rsid="0013cda6"/>
    </style:style>
    <style:style style:name="T43" style:family="text">
      <style:text-properties officeooo:rsid="0016431a"/>
    </style:style>
    <style:style style:name="T44" style:family="text">
      <style:text-properties officeooo:rsid="00199e3f"/>
    </style:style>
    <style:style style:name="T45" style:family="text">
      <style:text-properties officeooo:rsid="0022c95d"/>
    </style:style>
    <style:style style:name="T46" style:family="text">
      <style:text-properties officeooo:rsid="002c0f77"/>
    </style:style>
    <style:style style:name="T47" style:family="text">
      <style:text-properties officeooo:rsid="002fe802"/>
    </style:style>
    <style:style style:name="T48" style:family="text">
      <style:text-properties fo:font-weight="bold" style:font-weight-asian="bold" style:font-weight-complex="bold"/>
    </style:style>
    <style:style style:name="T49" style:family="text">
      <style:text-properties fo:font-weight="bold" officeooo:rsid="0006c50f" style:font-weight-asian="bold" style:font-weight-complex="bold"/>
    </style:style>
    <style:style style:name="T50" style:family="text">
      <style:text-properties officeooo:rsid="00401c66"/>
    </style:style>
    <style:style style:name="T51" style:family="text">
      <style:text-properties officeooo:rsid="0042c0a9"/>
    </style:style>
    <style:style style:name="T52" style:family="text">
      <style:text-properties officeooo:rsid="004a4838"/>
    </style:style>
    <style:style style:name="T53" style:family="text">
      <style:text-properties officeooo:rsid="004b14eb"/>
    </style:style>
    <style:style style:name="T54" style:family="text">
      <style:text-properties officeooo:rsid="004c59e9"/>
    </style:style>
    <style:style style:name="T55" style:family="text">
      <style:text-properties officeooo:rsid="0051792c"/>
    </style:style>
    <style:style style:name="T56" style:family="text">
      <style:text-properties officeooo:rsid="0055ad19"/>
    </style:style>
    <style:style style:name="T57" style:family="text">
      <style:text-properties officeooo:rsid="0056325a"/>
    </style:style>
    <style:style style:name="T58" style:family="text">
      <style:text-properties officeooo:rsid="00597f74"/>
    </style:style>
    <style:style style:name="T59" style:family="text">
      <style:text-properties officeooo:rsid="005bd8f4"/>
    </style:style>
    <style:style style:name="T60" style:family="text">
      <style:text-properties officeooo:rsid="005d5313"/>
    </style:style>
    <style:style style:name="T61" style:family="text">
      <style:text-properties fo:font-size="14pt" fo:font-weight="normal" officeooo:rsid="0078cc4f" style:font-size-asian="14pt" style:font-weight-asian="normal" style:font-size-complex="14pt" style:font-weight-complex="normal"/>
    </style:style>
    <style:style style:name="T62" style:family="text">
      <style:text-properties officeooo:rsid="005ea3bd"/>
    </style:style>
    <style:style style:name="T63" style:family="text">
      <style:text-properties officeooo:rsid="005f5002"/>
    </style:style>
    <style:style style:name="T64" style:family="text">
      <style:text-properties officeooo:rsid="00656ed6"/>
    </style:style>
    <style:style style:name="T65" style:family="text">
      <style:text-properties officeooo:rsid="006727e3"/>
    </style:style>
    <style:style style:name="T66" style:family="text">
      <style:text-properties officeooo:rsid="006aba35"/>
    </style:style>
    <style:style style:name="T67" style:family="text">
      <style:text-properties fo:font-weight="normal" officeooo:rsid="005d29ad" style:font-weight-asian="normal" style:font-weight-complex="normal"/>
    </style:style>
    <style:style style:name="T68" style:family="text">
      <style:text-properties fo:font-weight="normal" officeooo:rsid="005d5313" style:font-weight-asian="normal" style:font-weight-complex="normal"/>
    </style:style>
    <style:style style:name="T69" style:family="text">
      <style:text-properties fo:font-weight="normal" officeooo:rsid="00603534" style:font-weight-asian="normal" style:font-weight-complex="normal"/>
    </style:style>
    <style:style style:name="T70" style:family="text">
      <style:text-properties fo:font-weight="normal" officeooo:rsid="0078cc4f" style:font-weight-asian="normal" style:font-weight-complex="normal"/>
    </style:style>
    <style:style style:name="T71" style:family="text">
      <style:text-properties fo:font-weight="normal" officeooo:rsid="0079a745" style:font-weight-asian="normal" style:font-weight-complex="normal"/>
    </style:style>
    <style:style style:name="T72" style:family="text">
      <style:text-properties style:font-size-asian="16pt"/>
    </style:style>
    <style:style style:name="T73" style:family="text">
      <style:text-properties officeooo:rsid="000c6c51"/>
    </style:style>
    <style:style style:name="T74" style:family="text">
      <style:text-properties officeooo:rsid="00771c50"/>
    </style:style>
    <style:style style:name="T75" style:family="text">
      <style:text-properties officeooo:rsid="007775d3"/>
    </style:style>
    <style:style style:name="T76" style:family="text">
      <style:text-properties officeooo:rsid="007782f9"/>
    </style:style>
    <style:style style:name="T77" style:family="text">
      <style:text-properties officeooo:rsid="0079b4a9"/>
    </style:style>
    <style:style style:name="T78" style:family="text">
      <style:text-properties officeooo:rsid="0080de0c"/>
    </style:style>
    <style:style style:name="T79" style:family="text">
      <style:text-properties officeooo:rsid="0082c471"/>
    </style:style>
    <style:style style:name="T80" style:family="text">
      <style:text-properties officeooo:rsid="00848a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веты на вопрос</text:p>
      <text:p text:style-name="P2"/>
      <text:p text:style-name="P2"/>
      <text:p text:style-name="P71"><text:span text:style-name="T1">1) </text:span>Написать все запросы в базу данных для приложения news-feed на SQL</text:p>
      <text:p text:style-name="P13"/>
      <text:p text:style-name="P7"><text:span text:style-name="T1">2) </text:span>Что такое CAP-теория? В чем заключаются ее принципы?</text:p>
      <text:p text:style-name="P3">Ответ:</text:p>
      <text:p text:style-name="P13">CAP-теорема — утверждение о том, ч<text:span text:style-name="T2">то в распределительных системах нельзя одновременно добиться трех свойств:</text:span></text:p>
      <text:list xml:id="list778993104" text:style-name="L1">
        <text:list-item>
          <text:p text:style-name="P259"><text:span text:style-name="T5">Consistency (Согласованность) — </text:span><text:span text:style-name="T6">означает, что любые изменения данных мгновенно распространяются между всеми узлами и только после этого запись изменений считается успешной. Таким образом все клиенты могут видеть изменения в один момент. Слово «Согласованность» говорит само за себя, то есть у разных узлов нет расхождений в данных, они согласованы между собой</text:span></text:p>
        </text:list-item>
        <text:list-item>
          <text:p text:style-name="P264">Availability (<text:span text:style-name="T3">Доступность</text:span>) — <text:span text:style-name="T39">все рабочие узлы всегда выполняют запросы и предоставляют ответы, не содержащий ошибок. Другими словами клиент всегда получит ответ, даже если один или несколько узлов недоступны.</text:span></text:p>
        </text:list-item>
        <text:list-item>
          <text:p text:style-name="P265">Partition tolerance (Устойчивость к разделению) — <text:span text:style-name="T39">система должна продолжать работать даже если соединение между двумя и более узлами потеряно/ осуществляется с большой задержкой</text:span></text:p>
        </text:list-item>
      </text:list>
      <text:p text:style-name="P203"/>
      <text:p text:style-name="P15">Теорема Брюера говорит о том, что одновременно можно обеспечить только две характеристики, поэтому существует 3 возможных комбинации этих характеристик <text:span text:style-name="T40">CA, AP, PC:</text:span></text:p>
      <text:list xml:id="list3824726494" text:style-name="L2">
        <text:list-item>
          <text:p text:style-name="P260">CA — фокус делается на высокой доступности и согласованности данных, в то время как будет проблема в сети, либо будет приостановлена обработка запросов( для поддержания согласован ости), либо запросы продолжат обрабатываться, но тогда пострадает согласованность данных</text:p>
        </text:list-item>
        <text:list-item>
          <text:p text:style-name="P266">AP — фокус делается на доступности и устойчивости к разделению сети, но в таком случае теряет согласованность данных, т. к. запросы продолжают обрабатываться даже в случае <text:soft-page-break/>разделение сети. Обычно когда проблема устраняется узлы синхронизируются, но до этого момента они могут содержать разные версии. <text:span text:style-name="T41">Если приложение должно работать непрерывно, то такой способ наилучший.</text:span></text:p>
        </text:list-item>
        <text:list-item>
          <text:p text:style-name="P267">CP — фокус делается на согласованности данных и устойчивости к разделению сети, при этом исчезает доступность т. к. обработка запрос приостанавливается до устранения проблем. Такая комбинация характеристик нужна тогда, когда необходимо предотвратить ошибки во время прерванного соединения между узлами и несогласованности данных</text:p>
        </text:list-item>
      </text:list>
      <text:p text:style-name="P163"/>
      <text:p text:style-name="P73">Альтернативы:</text:p>
      <text:list xml:id="list308798812" text:style-name="L3">
        <text:list-item>
          <text:p text:style-name="P261">PACELC — является логическим развитием CAP-теоремы и устраняет ее ключевое ограничение. </text:p>
        </text:list-item>
      </text:list>
      <text:p text:style-name="P256">Формально теорема утверждает, <text:span text:style-name="T65">что п</text:span>ри разделении (P): система должна выбирать между доступностью (A) и согласованностью (C), <text:span text:style-name="T65">а в</text:span> отсутствии разделения (Else) — система выбирает между низкой задержкой (L) и согласованностью (C)</text:p>
      <text:p text:style-name="P257">PAC — идентичны CAP,</text:p>
      <text:p text:style-name="P258">ELC — E (Else) → Latency(низкая задержка) or Consistency(Согласованость)</text:p>
      <text:list xml:id="list173748854218427" text:continue-numbering="true" text:style-name="L3">
        <text:list-item>
          <text:p text:style-name="P268">Теорема BASE (Basically Available, Soft state, Eventually consistent) — <text:span text:style-name="T47">считается альтернативой ACID для распределительных систем</text:span></text:p>
        </text:list-item>
      </text:list>
      <text:p text:style-name="P215">Basically Available — система всегда отвечает, но данные могут быть неполными;</text:p>
      <text:p text:style-name="P227">Soft state — данные могут меняться без явных обновлений </text:p>
      <text:p text:style-name="P227">Eventually consistent — согласованность достигается со временем</text:p>
      <text:p text:style-name="P13"/>
      <text:p text:style-name="P88"><text:span text:style-name="T1">3) </text:span>Как создать транзакцию используя EF Core?</text:p>
      <text:p text:style-name="P3">Ответ:</text:p>
      <text:p text:style-name="P40"><text:span text:style-name="T73">BeginTransaction - </text:span>низкоуровневый, работает напрямую с подключениями в БД. Применяется для управления транзакциями вручную, подходит для простых сценариев</text:p>
      <text:p text:style-name="P40">TransactionScope — высокоуровневый, поддерживает распределительные транзакции. Применяется для автоматического управление, то есть Complete() коммит при успехе и откат при исключении, транзакции затрагивающие несколько БД, соединений или даже сервисов</text:p>
      <text:p text:style-name="P3"/>
      <text:p text:style-name="P41">Уровни изоляции в EF Core:</text:p>
      <text:p text:style-name="P143"><text:span text:style-name="T26">Chaos — </text:span><text:span text:style-name="T27">самый нестрогий уровень, разрешает любые аномалии. Используется редко, только для специфичных сценариев тестирования;</text:span></text:p>
      <text:p text:style-name="P174">Unspecified — <text:span text:style-name="T78">определяет сам какой уровень изоляции использовать. Используется когда хотим положиться на СУБД.</text:span></text:p>
      <text:p text:style-name="P174">Snapshot — <text:span text:style-name="T78">чтение данных из снимка на момент начало транзакций, избегает большинство аномалий. Используется для сложных сценариев где нужно чтение без блокировок.</text:span></text:p>
      <text:p text:style-name="P174">Read Uncommitted — <text:span text:style-name="T78">чтение не зафиксированных изменений( Грязное чтение). Используется там, где точность неважна.</text:span></text:p>
      <text:p text:style-name="P174">Read Committed — <text:span text:style-name="T78">чтение зафиксированных изменений, из проблем: не повторяемое чтение и фантомное чтение. </text:span></text:p>
      <text:p text:style-name="P174">Repeatable Read — <text:span text:style-name="T78">повторяемое чтение, гарантирует, что прочитанные данные не изменяться до конца транзакции, </text:span><text:span text:style-name="T79">проблемы: фантомное чтение</text:span></text:p>
      <text:p text:style-name="P174">Serializable — <text:span text:style-name="T79">полная изоляция. Транзакции выполняются так, как будто идут последовательно</text:span></text:p>
      <text:p text:style-name="P43"/>
      <text:p text:style-name="P92">Чтобы создать транзакцию в EF Core есть несколько способов:</text:p>
      <text:p text:style-name="P95">1) Неявная транзакция, то есть при вызове SaveChanges() EF Core автоматически создает транзакцию;</text:p>
      <text:p text:style-name="P145">2) Явная транзакция с помощью DbContext.Database.BeginTransaction()</text:p>
      <text:p text:style-name="P145">Пример:</text:p>
      <text:p text:style-name="P207">var context = new MyDbContext()</text:p>
      <text:p text:style-name="P204">var transaction = context.Database.BeginTransaction()</text:p>
      <text:p text:style-name="P206">{</text:p>
      <text:p text:style-name="P209">context.Products.Add(new Product { Name = "Product 1" });</text:p>
      <text:p text:style-name="P210">context.SaveChanges();</text:p>
      <text:p text:style-name="P210"/>
      <text:p text:style-name="P210">context.Customers.Add(new Customer { Name = "Customer 1" });</text:p>
      <text:p text:style-name="P211">context.SaveChanges(); </text:p>
      <text:p text:style-name="P211"/>
      <text:p text:style-name="P211">// Если все успешно — коммитим</text:p>
      <text:p text:style-name="P210">transaction.Commit();</text:p>
      <text:p text:style-name="P206">}</text:p>
      <text:p text:style-name="P144">3) Транзакция с использованием TransactionScope</text:p>
      <text:p text:style-name="P146">Пример:</text:p>
      <text:p text:style-name="P208">using System.Transactions;</text:p>
      <text:p text:style-name="P205"/>
      <text:p text:style-name="P205">var connectionString = "Host=myserver;Username=user;Password=pass;Database=mydb";</text:p>
      <text:p text:style-name="P205"/>
      <text:p text:style-name="P205">using (var scope = new TransactionScope(</text:p>
      <text:p text:style-name="P205"><text:s text:c="4"/>TransactionScopeOption.Required,</text:p>
      <text:p text:style-name="P205"><text:s text:c="4"/>new TransactionOptions { IsolationLevel = IsolationLevel.ReadCommitted },</text:p>
      <text:p text:style-name="P205"><text:s text:c="4"/>TransactionScopeAsyncFlowOption.Enabled))</text:p>
      <text:p text:style-name="P205">{</text:p>
      <text:p text:style-name="P205"><text:s text:c="4"/>await using (var conn1 = new NpgsqlConnection(connectionString))</text:p>
      <text:p text:style-name="P205"><text:s text:c="4"/>await using (var conn2 = new NpgsqlConnection(connectionString))</text:p>
      <text:p text:style-name="P205"><text:s text:c="4"/>{</text:p>
      <text:p text:style-name="P205"><text:s text:c="8"/>await conn1.OpenAsync();</text:p>
      <text:p text:style-name="P205"><text:s text:c="8"/>await conn2.OpenAsync();</text:p>
      <text:p text:style-name="P205"/>
      <text:p text:style-name="P205"><text:s text:c="8"/>// Операции с разными соединениями в одной транзакции</text:p>
      <text:p text:style-name="P205"><text:s text:c="8"/>await using (var cmd1 = new NpgsqlCommand("INSERT...", conn1))</text:p>
      <text:p text:style-name="P205"><text:s text:c="8"/>await using (var cmd2 = new NpgsqlCommand("UPDATE...", conn2))</text:p>
      <text:p text:style-name="P205"><text:s text:c="8"/>{</text:p>
      <text:p text:style-name="P205"><text:s text:c="12"/>await cmd1.ExecuteNonQueryAsync();</text:p>
      <text:p text:style-name="P205"><text:s text:c="12"/>await cmd2.ExecuteNonQueryAsync();</text:p>
      <text:p text:style-name="P205"><text:s text:c="8"/>}</text:p>
      <text:p text:style-name="P205"><text:s text:c="4"/>}</text:p>
      <text:p text:style-name="P205"/>
      <text:p text:style-name="P205"><text:s text:c="4"/>scope.Complete();</text:p>
      <text:p text:style-name="P205">}</text:p>
      <text:p text:style-name="P87"/>
      <text:p text:style-name="P88"><text:span text:style-name="T1">4) </text:span>Разница при использовании интерфейсов IEnumerable и IQuaryable для выборки данных из БД</text:p>
      <text:p text:style-name="P3">Ответ:</text:p>
      <text:p text:style-name="P68"><text:span text:style-name="T7">Интерфейс IEnumerable — это базовый интерфейс для всех не универсальных коллекций который позволяет выполнять итерацию по коллекциям. </text:span><text:span text:style-name="T8">Находятся в пространстве имен System.Collections.Generic. Определяет метод GetEnumerator() этот метод возвращает I</text:span><text:span text:style-name="T9">E</text:span><text:span text:style-name="T8">numerator, который используется для последовательного перебора элементов в коллекции.</text:span></text:p>
      <text:p text:style-name="P60"><text:span text:style-name="T8">З</text:span><text:span text:style-name="T4">апрос предоставленный объектом IEnumerable выполняет немедленно и полностью</text:span></text:p>
      <text:p text:style-name="P16">Особенности:</text:p>
      <text:p text:style-name="P96">1) Поддерживает отложенное выполнение;</text:p>
      <text:p text:style-name="P147">2) Работает с данными в памяти;</text:p>
      <text:p text:style-name="P148">3) Ленивое выполнение (Lazy Evaluation) — некоторые операции;</text:p>
      <text:p text:style-name="P157">4) Все операции выполняются на стороне клиента;</text:p>
      <text:p text:style-name="P186"><text:span text:style-name="T10">5</text:span><text:span text:style-name="T4">) Подходит для работы с локальными коллекциями.</text:span></text:p>
      <text:p text:style-name="P148"/>
      <text:p text:style-name="P16">Интерфейс IQueryable — <text:span text:style-name="T42">интерфейс, </text:span>наследуется от IEnumerable и добавляет возможность выполнения запросов к удаленным источникам данных. <text:span text:style-name="T42">Находиться в пространстве имен System.Linq. Позволяет перемещаться по данным как в прямом порядке от начала до конца, так и в обратном. </text:span></text:p>
      <text:p text:style-name="P17">Особенности:</text:p>
      <text:p text:style-name="P97">1) Поддерживает построение выражений запросов (expression trees);</text:p>
      <text:p text:style-name="P149">2) Преобразует <text:span text:style-name="T43">LINQ-запросы в специфичный для поставщиков язык запросов (например SQL)</text:span></text:p>
      <text:p text:style-name="P157">3) Операции выполняются на стороне сервера БД.</text:p>
      <text:p text:style-name="P186"><text:span text:style-name="T10">4</text:span><text:span text:style-name="T4">) Подходит для работы с БД через ORM(например, Entity Framework)</text:span></text:p>
      <table:table table:name="Таблица1" table:style-name="Таблица1">
        <table:table-column table:style-name="Таблица1.A" table:number-columns-repeated="3"/>
        <table:table-row table:style-name="TableLine94329844890720">
          <table:table-cell table:style-name="Таблица1.A1" office:value-type="string">
            <text:p text:style-name="P248">Характеристика</text:p>
          </table:table-cell>
          <table:table-cell table:style-name="Таблица1.A1" office:value-type="string">
            <text:p text:style-name="P247">IEnumerable</text:p>
          </table:table-cell>
          <table:table-cell table:style-name="Таблица1.C1" office:value-type="string">
            <text:p text:style-name="P247">IQueryable</text:p>
          </table:table-cell>
        </table:table-row>
        <table:table-row table:style-name="TableLine94329844786896">
          <table:table-cell table:style-name="Таблица1.A2" office:value-type="string">
            <text:p text:style-name="P248">Место выполнения</text:p>
          </table:table-cell>
          <table:table-cell table:style-name="Таблица1.A2" office:value-type="string">
            <text:p text:style-name="P248">В памяти приложения (клиентка сторона)</text:p>
          </table:table-cell>
          <table:table-cell table:style-name="Таблица1.C2" office:value-type="string">
            <text:p text:style-name="P248">На сервере БД</text:p>
          </table:table-cell>
        </table:table-row>
        <table:table-row table:style-name="TableLine94329844793088">
          <table:table-cell table:style-name="Таблица1.A2" office:value-type="string">
            <text:p text:style-name="P248">Оптимизация запросов</text:p>
          </table:table-cell>
          <table:table-cell table:style-name="Таблица1.A2" office:value-type="string">
            <text:p text:style-name="P248">Нет (получает все данные)</text:p>
          </table:table-cell>
          <table:table-cell table:style-name="Таблица1.C2" office:value-type="string">
            <text:p text:style-name="P248">Да (строит эффективные </text:p>
            <text:p text:style-name="P248">SQL-запросы)</text:p>
          </table:table-cell>
        </table:table-row>
        <table:table-row table:style-name="TableLine94329844797024">
          <table:table-cell table:style-name="Таблица1.A2" office:value-type="string">
            <text:p text:style-name="P248">Поддержка отложенного выполнения</text:p>
          </table:table-cell>
          <table:table-cell table:style-name="Таблица1.A2" office:value-type="string">
            <text:p text:style-name="P248">Да, но после создания</text:p>
          </table:table-cell>
          <table:table-cell table:style-name="Таблица1.C2" office:value-type="string">
            <text:p text:style-name="P248">Да, вплоть до выполнения на сервере</text:p>
          </table:table-cell>
        </table:table-row>
        <table:table-row table:style-name="TableLine94329844801888">
          <table:table-cell table:style-name="Таблица1.A5" office:value-type="string">
            <text:p text:style-name="P248">Использование</text:p>
          </table:table-cell>
          <table:table-cell table:style-name="Таблица1.A5" office:value-type="string">
            <text:p text:style-name="P248">Локальные коллекции</text:p>
          </table:table-cell>
          <table:table-cell table:style-name="Таблица1.C5" office:value-type="string">
            <text:p text:style-name="P248">Работа с БД через ORM</text:p>
          </table:table-cell>
        </table:table-row>
      </table:table>
      <text:p text:style-name="P85"/>
      <text:p text:style-name="P70">Дополнительная информация</text:p>
      <text:p text:style-name="P83">Интерфейс IEnumerator — определяет функционал для перебора внутренних объектов в контейнере. Имеет несколько методов:</text:p>
      <text:p text:style-name="P126">MoveNext — перемещает указатель на текущий элемент на следующую позицию в последовательности, если объект есть, то возвращает True, если нет - False</text:p>
      <text:p text:style-name="P182">Current — возвращает объект в последовательности на который указывает указатель</text:p>
      <text:p text:style-name="P182">Reset — <text:span text:style-name="T80">сбрасывает указатель позиции на начальное положение.</text:span></text:p>
      <text:p text:style-name="P61"><text:span text:style-name="T28">Ленивое выполнение (Lazy Evaluation) — это стратегия, при которой выполнение откладывается до момента, когда результат действительно необходим. </text:span><text:span text:style-name="T29">Могут использовать интерфейсы </text:span><text:span text:style-name="T30">IEnumerable</text:span><text:span text:style-name="T29"> </text:span><text:span text:style-name="T31">IQueryable, </text:span><text:span text:style-name="T29">класс Lazy и yield return</text:span></text:p>
      <text:p text:style-name="P45">Жадное выполнение (Eager Evaluation) — это стратегия, при которой выполнение происходит сразу, в момент их определения, а не откладывается до момента когда результат нужен</text:p>
      <text:p text:style-name="P277"><text:soft-page-break/><text:span text:style-name="T74">Д</text:span><text:span text:style-name="T1">еревья выражений (Expression Trees) — это структуры данных, которые представляют код в виде древовидной модели, где каждый узел является выражением Они позволяют анализировать, компилировать и модифицировать код во время выполнения.</text:span></text:p>
      <text:p text:style-name="P277"><text:span text:style-name="T49"/></text:p>
      <text:p text:style-name="P277"><text:span text:style-name="T49">5) </text:span><text:span text:style-name="T48">Что такое миграции базы данных, зачем они нужны? Как их добавить в серверное приложение на ASP.NET?</text:span></text:p>
      <text:p text:style-name="P3">Ответ:</text:p>
      <text:p text:style-name="P18">Миграции БД — это способ управления структурой БД с помощью кода. Позволяет контролировать изменения, автоматизировать обновления БД, обеспечивать согласованность данных и откатывать изменения </text:p>
      <text:p text:style-name="P42">Миграции состоит из 4 основных файлов:</text:p>
      <text:p text:style-name="P117">1) Класс миграции, который состоит из двух основных методов:</text:p>
      <text:p text:style-name="P216">Up — применяет изменения (создание таблиц, добавление столбцов)</text:p>
      <text:p text:style-name="P230">Down — откатывает изменения (удаляет то, что было сделано в Up)</text:p>
      <text:p text:style-name="P118">2) Файл модели снапшота — хранит текущее состояние модели данных, автоматически обновляется при создание новых миграций;</text:p>
      <text:p text:style-name="P172">3) Файл дизайнера миграции — содержит метаданные миграции (дата, время, версия и описание). Генерируется автоматически.</text:p>
      <text:p text:style-name="P172">4) Таблица _EFMigrationsHistory — содержит информации о примененных миграциях</text:p>
      <text:p text:style-name="P20">Миграции нужны для:</text:p>
      <text:p text:style-name="P100">Синхронизация кода и БД — если модель меняется в коде, то модель должна меняться в БД;</text:p>
      <text:p text:style-name="P152">Командная работа - </text:p>
      <text:p text:style-name="P152">Автоматизация развертывания - </text:p>
      <text:p text:style-name="P18">Чтобы начать работу с миграциями нужно добавить несколько библиотек:</text:p>
      <text:p text:style-name="P98">1) Microsoft.EntityFrameworkCore</text:p>
      <text:p text:style-name="P150">2) Npgsql.EntityFrameworkCore.PostgreSQL</text:p>
      <text:p text:style-name="P150"><text:soft-page-break/>3) Microsoft.EntityFrameworkCore.Design;</text:p>
      <text:p text:style-name="P18">Далее для работы необходимо добавить DbContex</text:p>
      <text:p text:style-name="P99">using Microsoft.EntityFrameworkCore;</text:p>
      <text:p text:style-name="P151">public class AppDbContext : DbContext</text:p>
      <text:p text:style-name="P240">{</text:p>
      <text:p text:style-name="P213">public AppDbContext(DbContextOptions&lt;AppDbContext&gt; options) : base(options) {}</text:p>
      <text:p text:style-name="P224">public DbSet&lt;User&gt; Users { get; set; }</text:p>
      <text:p text:style-name="P239">}</text:p>
      <text:p text:style-name="P244"/>
      <text:p text:style-name="P19">Команды для работы с миграцией:</text:p>
      <text:p text:style-name="P105">dotnet ef migrations add name_migrations — создаст папку Migrations с файлами миграцией;</text:p>
      <text:p text:style-name="P183">dotnet ef database update <text:span text:style-name="T44">name_migrations — применяет миграцию к БД;</text:span></text:p>
      <text:p text:style-name="P183">dotnet ef migrations remove — <text:span text:style-name="T44">удаление последней миграции</text:span></text:p>
      <text:p text:style-name="P26">Метод EnsureCreated() проверяет существует ли БД и создает ее, если она отсутствует. Это синхронный метод, также есть асинхронная версия EnsureCreatedAsync()</text:p>
      <text:p text:style-name="P27">Метод EnsureDeleted() удаляет базу данных, если она существует. Также имеется асинхронная версия EnsureDeletedAsync(). </text:p>
      <text:p text:style-name="P5"/>
      <text:p text:style-name="P14">В C# "scaffolding" относится к процессу автоматической генерации кода на основе существующей структуры данных, обычно базы данных, для создания шаблонного кода для таких операций, как CRUD (Create, Read, Update, Delete). Это значительно упрощает разработку, особенно при работе с моделями данных</text:p>
      <text:p text:style-name="P5"/>
      <text:p text:style-name="P279"><text:span text:style-name="T49">6) </text:span><text:span text:style-name="T48">В каких файлах и форматах хранятся конфигурации приложения?</text:span></text:p>
      <text:p text:style-name="P3">Ответ:</text:p>
      <text:p text:style-name="P20">Конфигурации могут храниться в разных форматах и файлах к примеру:</text:p>
      <text:p text:style-name="P101">JSON — наиболее современный и рекомендуемый, <text:span text:style-name="T75">использует формат [key = value];</text:span></text:p>
      <text:p text:style-name="P153">XML — устаревший, но поддерживается, <text:span text:style-name="T75">использует формат &lt;tag&gt;value&lt;/tag&gt;;</text:span></text:p>
      <text:p text:style-name="P153">INI — редко, но возможно, <text:span text:style-name="T76">использует формат [section] и key = value;</text:span></text:p>
      <text:p text:style-name="P153">.ENV — переменное окружение.</text:p>
      <text:p text:style-name="P173"><text:span text:style-name="T75">YAML — это язык для хранения информации в формате понятном человеку. Язык похож на XML и JSON, но использует более минималистичный синтаксис при сохранении аналогичных возможностей. YAML обычно применяют для создания конфигурационных файлов в программах типа Инфраструктура как код (Iac), или для управления контейнерами в работе DevOps. </text:span><text:span text:style-name="T1">Чаще всего с помощью YAML создают протоколы автоматизации, которые могут выполнять последовательности команд записанные в YAML-файле. Это позволяет вашей системе быть более независимой и отзывчивой без дополнительного внимания разработчика.</text:span></text:p>
      <text:p text:style-name="P272"/>
      <text:p text:style-name="P77"><text:span text:style-name="T49">7) </text:span><text:span text:style-name="T48">Как использовать разные окружения (TEST, DEVELOPMENT, PRODUCTION)?</text:span></text:p>
      <text:p text:style-name="P3">Ответ:</text:p>
      <text:p text:style-name="P62"><text:span text:style-name="T11">В ASP.NET предоставлен интерфейс I</text:span><text:span text:style-name="T18">W</text:span><text:span text:style-name="T11">ebHostEnvironment. </text:span><text:span text:style-name="T12">С помощью этого интерфейса мы можем получить информацию об окружение:</text:span></text:p>
      <text:p text:style-name="P106">ApllicationName — хранит имя приложения;</text:p>
      <text:p text:style-name="P158">EnvironmentName — хранит название среды;</text:p>
      <text:p text:style-name="P158">ContentRootPath — хранит путь к корневой папке приложения;</text:p>
      <text:p text:style-name="P158">WebRootPath — хранит путь к папке, в которой хранится статический контент приложения. По умолчанию храниться в wwwroot</text:p>
      <text:p text:style-name="P158">ContentRootFileProvider — возвращает реализацию интерфейса Microsoft.AspNetCore.FileProviders.IFileProvider</text:p>
      <text:p text:style-name="P187"><text:soft-page-break/><text:span text:style-name="T4">WebRootFileProvider — </text:span><text:span text:style-name="T13">возвращает реализацию интерфейса Microsoft.AspNetCore.FileProvider</text:span></text:p>
      <text:p text:style-name="P64"><text:span text:style-name="T14">Т</text:span><text:span text:style-name="T15">акже есть методы расширения, которые позволяют использовать нужные участки кода:</text:span></text:p>
      <text:p text:style-name="P102">IsEnvironment(string name) — если имя среды совпадает, то возвращает True;</text:p>
      <text:p text:style-name="P159">IsDevelopment() - возвращает True, если имя среды Development;</text:p>
      <text:p text:style-name="P159">IsStaging() - возвращает True, если имя среды Staging;</text:p>
      <text:p text:style-name="P159">IsProduction() - возвращает True, если имя среды Production;</text:p>
      <text:p text:style-name="P159"/>
      <text:p text:style-name="P63"><text:span text:style-name="T14">Б</text:span><text:span text:style-name="T13">ывают 2 основных </text:span><text:span text:style-name="T18">вида </text:span><text:span text:style-name="T13">сервер</text:span><text:span text:style-name="T18">ов</text:span><text:span text:style-name="T13"> на которых запускается проект IISExpress и Kestrel</text:span></text:p>
      <text:p text:style-name="P28"/>
      <text:p text:style-name="P21">Для того, чтобы устанавливать переменное окружение есть несколько способов:</text:p>
      <text:p text:style-name="P102">1) Через командную строку</text:p>
      <text:p text:style-name="P212">1.1) export ASPNETCORE_ENVIRONMENT=Production<text:tab/><text:tab/># для Linux/macOS</text:p>
      <text:p text:style-name="P225">1.2) set ASPNETCORE_ENVIRONMENT=Production<text:tab/><text:tab/><text:tab/># для Windows (cmd)</text:p>
      <text:p text:style-name="P154">2) Через конфигурационный файл launchSettings.json</text:p>
      <text:p text:style-name="P154"/>
      <text:p text:style-name="P22">Процесс выбора переменных окружения:</text:p>
      <text:p text:style-name="P103">1) Сначала будет прочитан appsettings.json — базовая конфигурация;</text:p>
      <text:p text:style-name="P155">2) Затем файл с соответствующем окружением appsettings.{ENV}.json, при этом общие ключи будут перезаписаны</text:p>
      <text:p text:style-name="P155">3) <text:span text:style-name="T45">Будет выполняться код исходя из выбранного окружения.</text:span></text:p>
      <text:p text:style-name="P22"/>
      <text:p text:style-name="P7"><text:span text:style-name="T1">8) </text:span>Что такое промежуточные обработчики (Middleware)? Как можно подключить собственный промежуточный обработчик в проект?</text:p>
      <text:p text:style-name="P3">Ответ:</text:p>
      <text:p text:style-name="P65"><text:span text:style-name="T16">Middleware (промежуточный слой в C#) - это фрагмент кода находящийся в контейнере приложения, используемый для обработки запросов и ответов. </text:span><text:span text:style-name="T17">Они выполняются последовательно, как </text:span><text:soft-page-break/><text:span text:style-name="T17">цепочка (pipeline), и могут модифицировать запрос или ответ, добавлять логирование, аутентификацию и т. п.</text:span></text:p>
      <text:p text:style-name="P66"><text:span text:style-name="T17">К</text:span><text:span text:style-name="T4">ак работает Middleware:</text:span></text:p>
      <text:p text:style-name="P107">1) Запрос поступает в первый Middleware;</text:p>
      <text:p text:style-name="P160">2) Каждый Middleware решает:</text:p>
      <text:p text:style-name="P214">2.1) Обработать запрос;</text:p>
      <text:p text:style-name="P226">2.2) Вызвать следующий Middleware</text:p>
      <text:p text:style-name="P226">2.3) Завершить конвейер</text:p>
      <text:p text:style-name="P160">3) После прохождения всех Middleware запрос достигает Endpoint, и ответ идет обратно через Middleware в обратном порядке</text:p>
      <text:p text:style-name="P72">Для подключения Middleware есть несколько способов:</text:p>
      <text:p text:style-name="P104">1) Inline Middleware</text:p>
      <text:p text:style-name="P156">2) Класс Middleware</text:p>
      <text:p text:style-name="P164">3) Интерфейс IMiddleware</text:p>
      <text:p text:style-name="P254">Способы подключения Middleware:</text:p>
      <text:p text:style-name="P110">1) Подключение через — app.UseMiddleware&lt;NameMiddleware&gt;();</text:p>
      <text:p text:style-name="P167"/>
      <text:p text:style-name="P167">2) Подключение через метод расширения;</text:p>
      <text:p text:style-name="P190">public static class CustomMiddlewareExtensions</text:p>
      <text:p text:style-name="P190">{</text:p>
      <text:p text:style-name="P190"><text:s text:c="4"/>public static IApplicationBuilder UseCustomMiddleware(this IApplicationBuilder builder)</text:p>
      <text:p text:style-name="P190"><text:s text:c="4"/>{</text:p>
      <text:p text:style-name="P190"><text:s text:c="8"/>return builder.UseMiddleware&lt;CustomMiddleware&gt;();</text:p>
      <text:p text:style-name="P190"><text:s text:c="4"/>}</text:p>
      <text:p text:style-name="P190">}</text:p>
      <text:p text:style-name="P190"/>
      <text:p text:style-name="P191">app.UseCustomMiddleware();</text:p>
      <text:p text:style-name="P168"><text:soft-page-break/></text:p>
      <text:p text:style-name="P168">3) Подключение через регистрацию:</text:p>
      <text:p text:style-name="P218">builder.Services.AddTransient&lt;CustomInterfaceMiddleware&gt;();</text:p>
      <text:p text:style-name="P233">app.UseMiddleware&lt;CustomInterfaceMiddleware&gt;();</text:p>
      <text:p text:style-name="P229"/>
      <text:p text:style-name="P280"><text:span text:style-name="T37">Для добавления Middleware в контейнер </text:span><text:span text:style-name="T38">есть такие способы:</text:span></text:p>
      <text:p text:style-name="P108">1) Use — добавляет Middleware, который может обработать запрос и передать управление следующему Middleware через _next;</text:p>
      <text:p text:style-name="P161">2) Run — добавляет терминальный <text:span text:style-name="T46">M</text:span>iddleware, который завершает цепочку без _next;</text:p>
      <text:p text:style-name="P161">3) Map — <text:span text:style-name="T46">позволяет создать ветвление Middleware по определенному пути</text:span></text:p>
      <text:p text:style-name="P161">4) MapWhen — <text:span text:style-name="T46">ветвление на основе условия, не только на основе пути.</text:span></text:p>
      <text:p text:style-name="P161">5) UseWhen — <text:span text:style-name="T46">аналогично MapWhen, но не завершает конвейер может продолжить выполнение</text:span></text:p>
      <text:p text:style-name="P74">Встроенные Middleware:</text:p>
      <text:p text:style-name="P109">1) UseAuthentication() - <text:span text:style-name="T46">аутентификация</text:span></text:p>
      <text:p text:style-name="P162">2) UseAuthorization() - <text:span text:style-name="T46">авторизация</text:span></text:p>
      <text:p text:style-name="P162">3) UseStaticFiles() - <text:span text:style-name="T46">отдача статических файлов</text:span></text:p>
      <text:p text:style-name="P162">4) UseHttpsRedirection() - <text:span text:style-name="T46">редирект на HTTPS</text:span></text:p>
      <text:p text:style-name="P23"/>
      <text:p text:style-name="P23">Порядок регистрации Middleware важен:</text:p>
      <text:list xml:id="list1708998157" text:style-name="L4">
        <text:list-item>
          <text:p text:style-name="P262">app.UseHttpsRedirection();<text:tab/><text:tab/>// 1. HTTPS</text:p>
        </text:list-item>
        <text:list-item>
          <text:p text:style-name="P269">app.UseStaticFiles();<text:tab/><text:tab/><text:tab/>// 2. Статика (CSS, JS)</text:p>
        </text:list-item>
        <text:list-item>
          <text:p text:style-name="P269">app.UseRouting();<text:tab/><text:tab/><text:tab/>// 3. Маршрутизация</text:p>
        </text:list-item>
        <text:list-item>
          <text:p text:style-name="P269">app.UseAuthentication();<text:tab/><text:tab/>// 4. Аутентификация</text:p>
        </text:list-item>
        <text:list-item>
          <text:p text:style-name="P269">app.UseAuthorization();<text:tab/><text:tab/>// 5. Авторизация</text:p>
        </text:list-item>
        <text:list-item>
          <text:p text:style-name="P269">app.MapControllers();<text:tab/><text:tab/>// 6. Контроллеры</text:p>
        </text:list-item>
      </text:list>
      <text:p text:style-name="P4"/>
      <text:p text:style-name="P93"><text:span text:style-name="T33">9) </text:span><text:span text:style-name="T32">Что такое JWT? Как использовать JWT?</text:span></text:p>
      <text:p text:style-name="P3">Ответ:</text:p>
      <text:p text:style-name="P67"><text:span text:style-name="T19">JWT (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3 части header.payload.signature, </text:span><text:span text:style-name="T20">где:</text:span></text:p>
      <text:p text:style-name="P130"><text:span text:style-name="T21">1) </text:span><text:span text:style-name="T20">Header — содержит информацию о том, как должна вычисляться JWT подпись. Состоит из двух основных полей alg и type, где type — указывает на то, что это JWT, а alg — указывает на алгоритм хеширования:</text:span></text:p>
      <text:p text:style-name="P222"><text:span text:style-name="T21">1.1) </text:span><text:span text:style-name="T20">HS256 — использует</text:span><text:span text:style-name="T21">ся по умолчанию, для вычисления необходим</text:span><text:span text:style-name="T20"> один ключ</text:span></text:p>
      <text:p text:style-name="P237"><text:span text:style-name="T21">1.2) </text:span><text:span text:style-name="T20">RS256 — в своей работе использует уже 2 ключа </text:span><text:span text:style-name="T21">п</text:span><text:span text:style-name="T20">риватный и публичный. </text:span><text:span text:style-name="T21">С помощью приватного ключа создается подпись, а с помощью публичного идет проверка подлинности подписи</text:span></text:p>
      <text:p text:style-name="P228"/>
      <text:p text:style-name="P131"><text:span text:style-name="T20">2</text:span><text:span text:style-name="T4">) Payload — содержит данные, которые хранятся внутри JWT. Можно указывать столько полей, сколько нам необходимо. Основные поля:</text:span></text:p>
      <text:p text:style-name="P223"><text:span text:style-name="T22">2.1) </text:span><text:span text:style-name="T4">iss (Issuer) — издатель токена. Как правило — uuid приложения, выпустившего токен.</text:span></text:p>
      <text:p text:style-name="P238"><text:span text:style-name="T22">2.2) </text:span><text:span text:style-name="T4">sub (Subject) — собственник токена. Как правило — uuid пользователя</text:span></text:p>
      <text:p text:style-name="P238"><text:span text:style-name="T22">2.3) </text:span><text:span text:style-name="T4">aud (Audience) — массив url серверов, для которых предназначен токен</text:span></text:p>
      <text:p text:style-name="P238"><text:span text:style-name="T22">2.4) </text:span><text:span text:style-name="T4">exp (Expiration Time) — время, в течение которого токен считается валидным</text:span></text:p>
      <text:p text:style-name="P238"><text:span text:style-name="T22">2.5) </text:span><text:span text:style-name="T4">nbf (Not Before) — временная метка, до котор</text:span><text:span text:style-name="T23">о</text:span><text:span text:style-name="T4">й токен не считается валидным</text:span></text:p>
      <text:p text:style-name="P238"><text:span text:style-name="T22">2.6) </text:span><text:span text:style-name="T4">iat (Issued At) — время создания токена</text:span></text:p>
      <text:p text:style-name="P238"><text:span text:style-name="T22">2.7) </text:span><text:span text:style-name="T4">jti (JWT ID) — уникальный идентификатор токена</text:span></text:p>
      <text:p text:style-name="P228"/>
      <text:p text:style-name="P111">3) Signature — это подпись содержит информацию из Header и Payload с использованием секретного ключа или нескольких ключей, что гарантирует целостность и подлинность токена.</text:p>
      <text:p text:style-name="P29"/>
      <text:p text:style-name="P94"><text:span text:style-name="T4">Порядок </text:span><text:span text:style-name="T35">проверки аутентификации:</text:span></text:p>
      <text:p text:style-name="P129"><text:span text:style-name="T35">1</text:span><text:span text:style-name="T34">) Сперва пользователь заходит на сервер аутентификации через ключ( пароль, Facebook ключ, Google ключ)</text:span></text:p>
      <text:p text:style-name="P184">2) Сервер аутентификации создает JWT и отправляет пользователю;</text:p>
      <text:p text:style-name="P184">3) Когда пользователь делать запрос к API приложения, он добавляет к нему полученный ранее JWT;</text:p>
      <text:p text:style-name="P184">4) Приложение проверяет, является ли тот, кто сделал запрос, тем самым пользователем.</text:p>
      <text:p text:style-name="P184"/>
      <text:p text:style-name="P86"><text:span text:style-name="T36">В</text:span><text:span text:style-name="T34">иды JWT:</text:span></text:p>
      <text:p text:style-name="P128">Access token — проверяет при каждом обращении к защищенному API;</text:p>
      <text:p text:style-name="P185">Refresh token — <text:span text:style-name="T64">п</text:span>олучение новой пары access/refresh токенов без повторного ввода учетных данных;</text:p>
      <text:p text:style-name="P185">Bearer token — частный случай access токена;</text:p>
      <text:p text:style-name="P58"/>
      <text:p text:style-name="P30">Black-List токенов — когда мы выходим из аккаунта или сбрасываем пароль нам необходимо отозвать токен, чтобы по нему никто не мог войти. Для этого такие токены необходимо добавлять в Black-List. Теперь при проверке токена сначала проверяем Black-List, а потом уже валидируем.</text:p>
      <text:p text:style-name="P44">Чтобы работать с JWT токеном сначала нужно подключить библиотека:</text:p>
      <text:p text:style-name="P116">dotnet add package System.IdentityModel.Tokens.Jwt</text:p>
      <text:p text:style-name="P171">dotnet add package Microsoft.IdentityModel.Tokens</text:p>
      <text:p text:style-name="P171"/>
      <text:p text:style-name="P44"/>
      <text:p text:style-name="P91">Добавление опций в AddAuthentication пример:</text:p>
      <text:p text:style-name="P135">builder.Services.AddAuthentication(JwtBearerDefaults.AuthenticationScheme)</text:p>
      <text:p text:style-name="P192"><text:s text:c="4"/>.AddJwtBearer(options =&gt;</text:p>
      <text:p text:style-name="P192"><text:s text:c="4"/>{</text:p>
      <text:p text:style-name="P192"><text:s text:c="8"/>options.TokenValidationParameters = new TokenValidationParameters</text:p>
      <text:p text:style-name="P192"><text:s text:c="8"/>{</text:p>
      <text:p text:style-name="P192"><text:s text:c="12"/>ValidateIssuer = true,</text:p>
      <text:p text:style-name="P192"><text:s text:c="12"/>ValidIssuer = "YourApp",</text:p>
      <text:p text:style-name="P192"><text:s text:c="12"/>ValidateAudience = true,</text:p>
      <text:p text:style-name="P192"><text:s text:c="12"/>ValidAudience = "YourAppClients",</text:p>
      <text:p text:style-name="P192"><text:s text:c="12"/>ValidateLifetime = true,</text:p>
      <text:p text:style-name="P192"><text:s text:c="12"/>IssuerSigningKey = new SymmetricSecurityKey(</text:p>
      <text:p text:style-name="P192"><text:s text:c="16"/>Encoding.UTF8.GetBytes("your_super_secret_key_here_123!")),</text:p>
      <text:p text:style-name="P192"><text:s text:c="12"/>ClockSkew = TimeSpan.Zero</text:p>
      <text:p text:style-name="P192"><text:s text:c="8"/>};</text:p>
      <text:p text:style-name="P192"><text:s text:c="4"/>});</text:p>
      <text:p text:style-name="P91">Генерация JWT с указанием параметров на основе чего будет проходить генерация JWT;</text:p>
      <text:p text:style-name="P142"><text:span text:style-name="T24"><text:s/></text:span><text:span text:style-name="T61"><text:s text:c="3"/>public string GenerateAccessToken(Guid userId)</text:span></text:p>
      <text:p text:style-name="P192"><text:s text:c="4"/>{</text:p>
      <text:p text:style-name="P192"><text:s text:c="8"/>var key = new SymmetricSecurityKey(Encoding.UTF8.GetBytes(Environment.GetEnvironmentVariable("JwtTokenOptions__Secret")));</text:p>
      <text:p text:style-name="P201"><text:span text:style-name="T70"><text:s text:c="8"/>var creds = new SigningCredentials(key, SecurityAlgorithms.HmacSha256); // </text:span><text:span text:style-name="T71">Алгоритм шифрования</text:span></text:p>
      <text:p text:style-name="P192"/>
      <text:p text:style-name="P192"><text:s text:c="8"/>var claims = new List&lt;Claim&gt;</text:p>
      <text:p text:style-name="P192"><text:s text:c="8"/>{</text:p>
      <text:p text:style-name="P192"><text:s text:c="12"/>new Claim(ClaimTypes.NameIdentifier, userId.ToString())</text:p>
      <text:p text:style-name="P192"><text:s text:c="8"/>};</text:p>
      <text:p text:style-name="P192"/>
      <text:p text:style-name="P192"><text:s text:c="8"/>var now = DateTime.UtcNow;</text:p>
      <text:p text:style-name="P201"><text:span text:style-name="T70"><text:s text:c="8"/>var expires = now.AddHours(1); // </text:span><text:span text:style-name="T71">Время жизни токена</text:span></text:p>
      <text:p text:style-name="P192"/>
      <text:p text:style-name="P192"><text:s text:c="8"/>var token = new JwtSecurityToken(</text:p>
      <text:p text:style-name="P192"><text:s text:c="12"/>issuer: Environment.GetEnvironmentVariable("JwtTokenOptions__Issuer"),</text:p>
      <text:p text:style-name="P192"><text:s text:c="12"/>audience: Environment.GetEnvironmentVariable("JwtTokenOptions__Audience"),</text:p>
      <text:p text:style-name="P192"><text:s text:c="12"/>claims: claims,</text:p>
      <text:p text:style-name="P192"><text:s text:c="12"/>notBefore: now,</text:p>
      <text:p text:style-name="P192"><text:s text:c="12"/>expires: expires,</text:p>
      <text:p text:style-name="P192"><text:s text:c="12"/>signingCredentials: creds</text:p>
      <text:p text:style-name="P192"><text:s text:c="8"/>);</text:p>
      <text:p text:style-name="P192"/>
      <text:p text:style-name="P192"><text:s text:c="8"/>return new JwtSecurityTokenHandler().WriteToken(token);</text:p>
      <text:p text:style-name="P193"><text:s text:c="4"/>}</text:p>
      <text:p text:style-name="P69"><text:span text:style-name="T4">Чтобы JWT токен использова</text:span><text:span text:style-name="T25">ть</text:span><text:span text:style-name="T4"> необходимо указать атрибут [Authorize], чтобы использова</text:span><text:span text:style-name="T25">ть его</text:span><text:span text:style-name="T4"> на всем контроллере или на определенном методе</text:span></text:p>
      <text:p text:style-name="P89"><text:span text:style-name="T1">10) </text:span>Что такое Exception<text:span text:style-name="T66">s</text:span>Filters? Как можно создать Exception<text:span text:style-name="T66">s</text:span>Filter, и как его можно использовать? Что такое Глобальный обработчик исключений? Как можно создать Глобальный обработчик исключений, и как его можно использовать? В чем разница между Глобальным обработчиком исключений и ExceptionFilters</text:p>
      <text:p text:style-name="P3">Ответ:</text:p>
      <text:p text:style-name="P24">ExceptionFilters — обрабатывает необработанные исключения. Реализовывать должны через интерфейс IExceptionFilter или интерфейс I<text:span text:style-name="T56">A</text:span>syncExceptionFilter, также можно унаследовать его через абстрактный класс ExceptionFilterAttribute. Имеют только один метод — OnException(), в который передается объект ExceptionContext, в котором содержится вся информация о возникшем исключение.</text:p>
      <text:p text:style-name="P24"/>
      <text:p text:style-name="P32">Для того, чтобы применить фильтр к методу нужно указать его в качестве атрибута <text:span text:style-name="T57">или глобально</text:span>, то есть [CustomExceptionFilter]</text:p>
      <text:p text:style-name="P132">[TypeFilter(typeof(CustomExceptionFilter))]</text:p>
      <text:p text:style-name="P188">public class HomeController : Controller { ... }</text:p>
      <text:p text:style-name="P188"/>
      <text:p text:style-name="P35">Глобально через builder:</text:p>
      <text:p text:style-name="P133">builder.Services.AddControllers(options =&gt;{ options.Filters.Add&lt;CustomExceptionFilter&gt;(); });</text:p>
      <text:p text:style-name="P31"/>
      <text:p text:style-name="P31">Глобальный обработчик исключений — это механизм который перехватывает все необработанные исключения</text:p>
      <text:p text:style-name="P31">Основные характеристики:</text:p>
      <text:p text:style-name="P112">1) Перехватывает все необработанные исключения;</text:p>
      <text:p text:style-name="P165">2) Работает на уровне всего приложения;</text:p>
      <text:p text:style-name="P165">3) Стандартизирует обработку ошибок, то есть единый формат ответом</text:p>
      <text:p text:style-name="P25">Чтобы создать глобальный обработчик исключений можно использовать middleware <text:span text:style-name="T57">или встроенный обработчик UseExceptionHandler</text:span></text:p>
      <table:table table:name="Таблица2" table:style-name="Таблица2">
        <table:table-column table:style-name="Таблица2.A"/>
        <table:table-column table:style-name="Таблица2.B"/>
        <table:table-column table:style-name="Таблица2.C"/>
        <text:soft-page-break/>
        <table:table-row table:style-name="Таблица2.1">
          <table:table-cell table:style-name="Таблица2.A1" office:value-type="string">
            <text:p text:style-name="P250">Характеристики</text:p>
          </table:table-cell>
          <table:table-cell table:style-name="Таблица2.A1" office:value-type="string">
            <text:p text:style-name="P250">Глобальный обработчик</text:p>
          </table:table-cell>
          <table:table-cell table:style-name="Таблица2.C1" office:value-type="string">
            <text:p text:style-name="P250">Exception Filter</text:p>
          </table:table-cell>
        </table:table-row>
        <table:table-row table:style-name="Таблица2.1">
          <table:table-cell table:style-name="Таблица2.A2" office:value-type="string">
            <text:p text:style-name="P249">Когда срабатывает</text:p>
          </table:table-cell>
          <table:table-cell table:style-name="Таблица2.B2" office:value-type="string">
            <text:p text:style-name="P249">Перехватывает все необработанные исключения</text:p>
          </table:table-cell>
          <table:table-cell table:style-name="Таблица2.C2" office:value-type="string">
            <text:p text:style-name="P249">Только во время действия</text:p>
          </table:table-cell>
        </table:table-row>
        <table:table-row table:style-name="Таблица2.1">
          <table:table-cell table:style-name="Таблица2.A3" office:value-type="string">
            <text:p text:style-name="P249">Охват</text:p>
          </table:table-cell>
          <table:table-cell table:style-name="Таблица2.B3" office:value-type="string">
            <text:p text:style-name="P249">Все запросы</text:p>
          </table:table-cell>
          <table:table-cell table:style-name="Таблица2.C3" office:value-type="string">
            <text:p text:style-name="P249">Только те, к которым относиться</text:p>
          </table:table-cell>
        </table:table-row>
        <table:table-row table:style-name="Таблица2.1">
          <table:table-cell table:style-name="Таблица2.A4" office:value-type="string">
            <text:p text:style-name="P251">Для чего подходят</text:p>
          </table:table-cell>
          <table:table-cell table:style-name="Таблица2.B4" office:value-type="string">
            <text:p text:style-name="P251">Универсальная обработка</text:p>
          </table:table-cell>
          <table:table-cell table:style-name="Таблица2.C4" office:value-type="string">
            <text:p text:style-name="P251">Для специфичных ошибок</text:p>
          </table:table-cell>
        </table:table-row>
      </table:table>
      <text:p text:style-name="P8"/>
      <text:p text:style-name="P54">Аналогичные фильтры:</text:p>
      <text:p text:style-name="P123">Authorization Filters — проверяет права доступа. Работает до всех остальных</text:p>
      <text:p text:style-name="P179">Resource Filters — чаще всего используется для кеширование или досрочного завершение запроса. Работает до и после контроллера</text:p>
      <text:p text:style-name="P179">Action Filters — <text:span text:style-name="T77">чаще используется для логирования, модификации запросов. Работает до и после вызова Action.</text:span></text:p>
      <text:p text:style-name="P180">Exception Filters — перехватывает исключения, которые возникают в Action</text:p>
      <text:p text:style-name="P180">Result Filters — работают с результатом IActionResult перед отправкой клиенту</text:p>
      <text:p text:style-name="P79">Регистрация может быть через DI и без него. Пример:</text:p>
      <text:p text:style-name="P125">1) [ServiceFilter(typeof(Filter))]<text:tab/><text:tab/>// Через DI</text:p>
      <text:p text:style-name="P180">2) [TypeFilter(typeof(Filter))]<text:tab/><text:tab/>// Без DI</text:p>
      <text:p text:style-name="P8"><text:span text:style-name="T1">11) </text:span>Что такое Interceptors? В каком случае Interceptors могут применяться?</text:p>
      <text:p text:style-name="P9">Ответ:</text:p>
      <text:p text:style-name="P49">Interceptors (перехватчик) — это механизм позволяющий перехватывать и обрабатывать HTTP-запросы и ответы, также позволяет перехватывать вызов методов, операций или событий можно добавлять дополнительную логику до или после их выполнения. <text:span text:style-name="T50">Применяется в добавление заголовков, логирование запросов и ответов, обработка ошибок и т. п.</text:span></text:p>
      <text:p text:style-name="P50">Перехватчики отличаются от ведения журнала и диагностики тем, что позволяют изменять либо подавлять перехватываемую операцию. Регистрируется для каждого экземпляра DbContext при <text:soft-page-break/>настройке. Можно использовать прослушиватель диагностики для получение той же инфы, но для всех экземпляров DbContext, участвующих в процессе.</text:p>
      <text:p text:style-name="P51">Перехватчик регистрируется с помощью AddInterceptors при настройке экземпляра DbContext. Чтобы отслеживать command нужно указывать TagWith</text:p>
      <text:p text:style-name="P51">Пример:</text:p>
      <text:p text:style-name="P136">var blogs1 = await context.Blogs.TagWith("Use hint: robust plan").ToListAsync();</text:p>
      <text:p text:style-name="P51">Затем этот тег можно обнаружить в перехватчике, так как он всегда будет включен в комментарии в первой строке текста команды. </text:p>
      <text:p text:style-name="P51">Пример:</text:p>
      <text:p text:style-name="P136">if (command.CommandText.StartsWith("-- Use hint: robust plan", StringComparison.Ordinal))</text:p>
      <text:p text:style-name="P194">{</text:p>
      <text:p text:style-name="P243">command.CommandText += " OPTION (ROBUST PLAN)";</text:p>
      <text:p text:style-name="P194">}</text:p>
      <text:p text:style-name="P52">Пример как код будет выглядит с тегом и без</text:p>
      <text:p text:style-name="P52">Пример с тегом:</text:p>
      <text:p text:style-name="P137">-- Use hint: robust plan</text:p>
      <text:p text:style-name="P195"/>
      <text:p text:style-name="P195">SELECT [b].[Id], [b].[Name]</text:p>
      <text:p text:style-name="P195">FROM [Blogs] AS [b] OPTION (ROBUST PLAN)</text:p>
      <text:p text:style-name="P52">Пример без тега:</text:p>
      <text:p text:style-name="P138">SELECT [b].[Id], [b].[Name]</text:p>
      <text:p text:style-name="P196">FROM [Blogs] AS [b]</text:p>
      <text:p text:style-name="P177"/>
      <text:p text:style-name="P81">Так же есть возможность для указания перехватчика через атрибут, пример: [Interceptor(typeof(Метод)]</text:p>
      <text:p text:style-name="P177"/>
      <text:p text:style-name="P50"><text:soft-page-break/>Прослушиватель диагностики <text:span text:style-name="T58">(DiagnostricListener)</text:span> — <text:span text:style-name="T58">позволяет отслеживать любые события в EF Core, происходящее в текущем процессе</text:span></text:p>
      <text:p text:style-name="P8"/>
      <text:p text:style-name="P8"><text:span text:style-name="T1">12) </text:span>Как можно подключить SSL в проект? Что это дает?</text:p>
      <text:p text:style-name="P9">Ответ:</text:p>
      <text:p text:style-name="P55">Для того, чтобы подключить SSL в проект есть несколько способов:</text:p>
      <text:p text:style-name="P55">1) Через интерфейс при создание проекта. <text:span text:style-name="T59">Он автоматически создается с поддержкой SSL.</text:span></text:p>
      <text:p text:style-name="P56">2) Через сервер Kestrel:</text:p>
      <text:p text:style-name="P139">public static IHostBuilder CreateHostBuilder(string[] args) =&gt; Host.CreateDefaultBuilder(args)</text:p>
      <text:p text:style-name="P197"><text:s text:c="5"/>.ConfigureWebHostDefaults(webBuilder =&gt; {</text:p>
      <text:p text:style-name="P197"><text:s text:c="9"/>webBuilder.UseStartup&lt;Startup&gt;();</text:p>
      <text:p text:style-name="P197"><text:s text:c="9"/>webBuilder.UseKestrel(options =&gt; {</text:p>
      <text:p text:style-name="P197"><text:s text:c="13"/>options.Listen(IPAddress.Any, 5001, listenOptions =&gt; listenOptions.UseHttps("certificate.pfx", "password");</text:p>
      <text:p text:style-name="P197"><text:s text:c="16"/>});</text:p>
      <text:p text:style-name="P197"><text:s text:c="12"/>});</text:p>
      <text:p text:style-name="P197"><text:s text:c="8"/>});</text:p>
      <text:p text:style-name="P84"><text:span text:style-name="T67">3) Через </text:span><text:span text:style-name="T68">Lets Encrypt:</text:span></text:p>
      <text:p text:style-name="P140">sudo apt install certbot python3-certbot-nginx</text:p>
      <text:p text:style-name="P198">sudo certbot --nginx -d yourdomain.com</text:p>
      <text:p text:style-name="P57"><text:span text:style-name="T60">4</text:span>) <text:span text:style-name="T60">Вручную через самоподпис</text:span><text:span text:style-name="T66">а</text:span><text:span text:style-name="T60">нный сертификат</text:span></text:p>
      <text:p text:style-name="P141">dotnet dev-certs https -ep ${HOME}/.aspnet/https/aspnetapp.pfx -p password</text:p>
      <text:p text:style-name="P200">dotnet dev-certs https —trust</text:p>
      <text:p text:style-name="P181"/>
      <text:p text:style-name="P82">и затем в launchSettings.json</text:p>
      <text:p text:style-name="P199">{</text:p>
      <text:p text:style-name="P199"><text:s text:c="2"/>"applicationUrl": "https://localhost:5001;http://localhost:5000",</text:p>
      <text:p text:style-name="P199"><text:s text:c="2"/>"environmentVariables": {</text:p>
      <text:p text:style-name="P199"><text:s text:c="4"/>"ASPNETCORE_Kestrel__Certificates__Default__Password": "password",</text:p>
      <text:p text:style-name="P199"><text:soft-page-break/><text:s text:c="4"/>"ASPNETCORE_Kestrel__Certificates__Default__Path": "~/.aspnet/https/aspnetapp.pfx"</text:p>
      <text:p text:style-name="P199"><text:s text:c="2"/>}</text:p>
      <text:p text:style-name="P199">}</text:p>
      <text:p text:style-name="P199"/>
      <text:p text:style-name="P8"><text:span text:style-name="T1">13) </text:span>Как можно загрузить файлы на сервер? Как можно работать с Multipart / FormData в ASP.NET? Как сохранить файлы на диск?</text:p>
      <text:p text:style-name="P9">Ответ:</text:p>
      <text:p text:style-name="P46">Все загружаемые файлы представлены IFormFile из пространства имен Microsoft.AspNetCore.Http.</text:p>
      <text:p text:style-name="P46">Некоторые свойства и методы:</text:p>
      <text:p text:style-name="P120">1) ContentType — тип файла;</text:p>
      <text:p text:style-name="P175">2) FileName — название файла;</text:p>
      <text:p text:style-name="P175">3) Length — размер файла;</text:p>
      <text:p text:style-name="P175">4) CopyTo — копи<text:span text:style-name="T51">рование;</text:span></text:p>
      <text:p text:style-name="P175">5) OpenReadStream — <text:span text:style-name="T51">открытие потока для чтения файла.</text:span></text:p>
      <text:p text:style-name="P78"/>
      <text:p text:style-name="P47">Для отправки файлов в Results API есть метод file() </text:p>
      <text:p text:style-name="P47"/>
      <text:p text:style-name="P47">Multipart/FormData — <text:span text:style-name="T52">это тип содержимого используемый в HTTP-запросах для отправки данных формы, особенно когда содержит файлы, </text:span><text:span text:style-name="T53">указывается в параметре enctype, при использование браузер разбивает данные на части, где каждая часть содержит заголовки и сами данные</text:span></text:p>
      <text:p text:style-name="P48">Для работы с ним есть несколько способов:</text:p>
      <text:p text:style-name="P119">1) <text:span text:style-name="T54">Просто файл через контроллер:</text:span></text:p>
      <text:p text:style-name="P220">[HttpPost("upload")]</text:p>
      <text:p text:style-name="P234">public async Task&lt;IActionResult&gt; UploadFile(IFormFile file)</text:p>
      <text:p text:style-name="P234">{</text:p>
      <text:p text:style-name="P234"><text:s text:c="4"/>// Проверка, что файл не пустой</text:p>
      <text:p text:style-name="P234"><text:s text:c="4"/>if (file == null || file.Length == 0)</text:p>
      <text:p text:style-name="P234"><text:soft-page-break/><text:s text:c="8"/>return BadRequest("Файл не выбран.");</text:p>
      <text:p text:style-name="P234"/>
      <text:p text:style-name="P234"><text:s text:c="4"/>// Путь к папке "Uploads" в проекте</text:p>
      <text:p text:style-name="P234"><text:s text:c="4"/>var uploadsFolder = Path.Combine(Directory.GetCurrentDirectory(), "Uploads");</text:p>
      <text:p text:style-name="P234"><text:s text:c="4"/>// Если папки нет — создаём</text:p>
      <text:p text:style-name="P234"><text:s text:c="4"/>Directory.CreateDirectory(uploadsFolder);</text:p>
      <text:p text:style-name="P234"/>
      <text:p text:style-name="P234"><text:s text:c="4"/>// Полный путь к файлу (например: "C:\Project\Uploads\photo.jpg")</text:p>
      <text:p text:style-name="P234"><text:s text:c="4"/>var filePath = Path.Combine(uploadsFolder, file.FileName);</text:p>
      <text:p text:style-name="P234"/>
      <text:p text:style-name="P234"><text:s text:c="4"/>// Сохранение файла на диск</text:p>
      <text:p text:style-name="P234"><text:s text:c="4"/>using (var stream = new FileStream(filePath, FileMode.Create))</text:p>
      <text:p text:style-name="P234"><text:s text:c="4"/>{</text:p>
      <text:p text:style-name="P234"><text:s text:c="8"/>await file.CopyToAsync(stream); // Асинхронная запись</text:p>
      <text:p text:style-name="P234"><text:s text:c="4"/>}</text:p>
      <text:p text:style-name="P234"/>
      <text:p text:style-name="P234"><text:s text:c="4"/>return Ok(new { filePath }); // Возвращаем путь к файлу</text:p>
      <text:p text:style-name="P234">}</text:p>
      <text:p text:style-name="P121">При отправке только 1 файла используется IFormFile, а при отправке файла+доп. полей указывается атрибут [FromForm] и для файла и для полей</text:p>
      <text:p text:style-name="P176"/>
      <text:p text:style-name="P202">3) Загрузка нескольких файлов:</text:p>
      <text:p text:style-name="P221">[HttpPost("upload-multiple")]</text:p>
      <text:p text:style-name="P235">public async Task&lt;IActionResult&gt; UploadMultipleFiles(List&lt;IFormFile&gt; files)</text:p>
      <text:p text:style-name="P235">{</text:p>
      <text:p text:style-name="P235"><text:s text:c="4"/>if (files == null || files.Count == 0)</text:p>
      <text:p text:style-name="P235"><text:s text:c="8"/>return BadRequest("Файлы не выбраны.");</text:p>
      <text:p text:style-name="P235"/>
      <text:p text:style-name="P235"><text:s text:c="4"/>var uploadsFolder = Path.Combine(Directory.GetCurrentDirectory(), "Uploads");</text:p>
      <text:p text:style-name="P235"><text:s text:c="4"/>var savedFiles = new List&lt;string&gt;();</text:p>
      <text:p text:style-name="P235"/>
      <text:p text:style-name="P235"><text:s text:c="4"/>foreach (var file in files)</text:p>
      <text:p text:style-name="P235"><text:s text:c="4"/>{</text:p>
      <text:p text:style-name="P235"><text:s text:c="8"/>if (file.Length == 0) continue;</text:p>
      <text:p text:style-name="P235"/>
      <text:p text:style-name="P235"><text:s text:c="8"/>var filePath = Path.Combine(uploadsFolder, file.FileName);</text:p>
      <text:p text:style-name="P235"><text:s text:c="8"/>using (var stream = new FileStream(filePath, FileMode.Create))</text:p>
      <text:p text:style-name="P235"><text:s text:c="8"/>{</text:p>
      <text:p text:style-name="P235"><text:s text:c="12"/>await file.CopyToAsync(stream);</text:p>
      <text:p text:style-name="P235"><text:s text:c="8"/>}</text:p>
      <text:p text:style-name="P235"><text:s text:c="8"/>savedFiles.Add(filePath);</text:p>
      <text:p text:style-name="P235"><text:s text:c="4"/>}</text:p>
      <text:p text:style-name="P235"/>
      <text:p text:style-name="P235"><text:s text:c="4"/>return Ok(new { savedFiles });</text:p>
      <text:p text:style-name="P235">}</text:p>
      <text:p text:style-name="P122">Для того, чтобы принимать несколько файлов указывается List&lt;IFormFile&gt; </text:p>
      <text:p text:style-name="P231"/>
      <text:p text:style-name="P176"/>
      <text:p text:style-name="P202">4) Загрузка через DTO (принцип такой же как в «Form» HTML:</text:p>
      <text:p text:style-name="P217">public class UploadRequest</text:p>
      <text:p text:style-name="P236">{</text:p>
      <text:p text:style-name="P236"><text:s text:c="4"/>public string Username { get; set; }</text:p>
      <text:p text:style-name="P236"><text:s text:c="4"/>public string Email { get; set; }</text:p>
      <text:p text:style-name="P236"><text:s text:c="4"/>public IFormFile Avatar { get; set; }</text:p>
      <text:p text:style-name="P236"><text:s text:c="4"/>public List&lt;IFormFile&gt; Attachments { get; set; }</text:p>
      <text:p text:style-name="P236">}</text:p>
      <text:p text:style-name="P236"/>
      <text:p text:style-name="P236">[HttpPost("upload-dto")]</text:p>
      <text:p text:style-name="P236">public async Task&lt;IActionResult&gt; UploadWithDto([FromForm] UploadRequest request)</text:p>
      <text:p text:style-name="P236">{</text:p>
      <text:p text:style-name="P236"><text:s text:c="4"/>if (request.Avatar == null || request.Avatar.Length == 0)</text:p>
      <text:p text:style-name="P236"><text:s text:c="8"/>return BadRequest("Аватар не выбран.");</text:p>
      <text:p text:style-name="P236"/>
      <text:p text:style-name="P236"><text:s text:c="4"/>var uploadsFolder = Path.Combine(Directory.GetCurrentDirectory(), "Uploads");</text:p>
      <text:p text:style-name="P236"><text:s text:c="4"/>var avatarPath = Path.Combine(uploadsFolder, request.Avatar.FileName);</text:p>
      <text:p text:style-name="P236"/>
      <text:p text:style-name="P236"><text:s text:c="4"/>using (var stream = new FileStream(avatarPath, FileMode.Create)) {await request.Avatar.CopyToAsync(stream);}</text:p>
      <text:p text:style-name="P236"/>
      <text:p text:style-name="P236"><text:s text:c="4"/>// Обработка дополнительных файлов</text:p>
      <text:p text:style-name="P236"><text:s text:c="4"/>if (request.Attachments?.Count &gt; 0)</text:p>
      <text:p text:style-name="P236"><text:s text:c="4"/>{</text:p>
      <text:p text:style-name="P236"><text:s text:c="8"/>foreach (var file in request.Attachments)</text:p>
      <text:p text:style-name="P236"><text:s text:c="8"/>{</text:p>
      <text:p text:style-name="P236"><text:s text:c="12"/>var filePath = Path.Combine(uploadsFolder, file.FileName);</text:p>
      <text:p text:style-name="P236"><text:s text:c="12"/>using (var fileStream = new FileStream(filePath, FileMode.Create)) {await file.CopyToAsync(fileStream);}</text:p>
      <text:p text:style-name="P236"><text:s text:c="8"/>} <text:s text:c="3"/>}</text:p>
      <text:p text:style-name="P236"/>
      <text:p text:style-name="P236"><text:s text:c="4"/>return Ok(new</text:p>
      <text:p text:style-name="P236"><text:s text:c="4"/>{</text:p>
      <text:p text:style-name="P236"><text:s text:c="8"/>request.Username,</text:p>
      <text:p text:style-name="P236"><text:s text:c="8"/>request.Email,</text:p>
      <text:p text:style-name="P236"><text:s text:c="8"/>AvatarPath = avatarPath <text:s text:c="3"/>}); }</text:p>
      <text:p text:style-name="P127"><text:soft-page-break/>Чтобы сохранять файлы в системе используется CopyTo с указанием пути до файла и какое именно действие сделать через FileMode.Create;</text:p>
      <text:p text:style-name="P13"/>
      <text:p text:style-name="P7"><text:span text:style-name="T1">14) </text:span>Как можно раздать статичные файлы при помощи ASP.NET?</text:p>
      <text:p text:style-name="P3">Ответ:</text:p>
      <text:p text:style-name="P33">Чтобы раздать статические файлы можно использовать различные варианты:</text:p>
      <text:p text:style-name="P113">1) wwwroot — тут по умолчанию хранятся файлы, которые можно использовать в веб-приложение, чтобы включить их раздачу необходимо зарегистрировать в билдере через «app.UseStaticFiles()»;</text:p>
      <text:p text:style-name="P166">2) Раздача с другой папки</text:p>
      <text:p text:style-name="P219">app.UseStaticFiles(new StaticFileOptions</text:p>
      <text:p text:style-name="P232">{</text:p>
      <text:p text:style-name="P232"><text:s text:c="4"/>FileProvider = new PhysicalFileProvider(</text:p>
      <text:p text:style-name="P232"><text:s text:c="8"/>Path.Combine(Directory.GetCurrentDirectory(), "StaticFiles")), RequestPath = "/static"</text:p>
      <text:p text:style-name="P232">});</text:p>
      <text:p text:style-name="P113">3) <text:span text:style-name="T55">Использование команды «app.UseFileServer», которая объединяет «UseStatisFiles», «UseDefaultFiles» </text:span><text:span text:style-name="T62">и «UseDirectoryBrowser»</text:span></text:p>
      <text:p text:style-name="P75">«UseDefaultFiles» - позволяет обслуживать файлы index.html, default.html и т. п, а так же можно указать свои файлы. Пример:</text:p>
      <text:p text:style-name="P134">var options = new DefaultFilesOptions();</text:p>
      <text:p text:style-name="P189">options.DefaultFileNames.Clear();</text:p>
      <text:p text:style-name="P189">options.DefaultFileNames.Add("home.html");</text:p>
      <text:p text:style-name="P189">app.UseDefaultFiles(options);</text:p>
      <text:p text:style-name="P36">«UseDirectoryBrowser» - позволяет просматривать содержимое каталогов на сервере через веб-интерфейс. <text:span text:style-name="T63">Лучше не использовать, особенно в продакшене.</text:span></text:p>
      <text:p text:style-name="P36"/>
      <text:p text:style-name="P90">Основные возможности:</text:p>
      <text:list xml:id="list842711970" text:style-name="L5">
        <text:list-item>
          <text:p text:style-name="P263">Просмотр структуры каталогов в браузере;</text:p>
        </text:list-item>
        <text:list-item>
          <text:p text:style-name="P270">Навигация по файловой системе сервера;</text:p>
        </text:list-item>
        <text:list-item>
          <text:p text:style-name="P270">Скачивание файлов напрямую из браузера;</text:p>
        </text:list-item>
        <text:list-item>
          <text:p text:style-name="P263">Поддержка сортировки по имени, размеру и дате изменения.</text:p>
        </text:list-item>
      </text:list>
      <text:p text:style-name="P7"/>
      <text:p text:style-name="P7"><text:span text:style-name="T1">15) </text:span>Что такое микросервисы? В чем их минусы и плюсы? Отличия от монолитной архитектуры.</text:p>
      <text:p text:style-name="P3">Ответ:</text:p>
      <text:p text:style-name="P34">Микросервисы — это подход, при котором приложение делится на небольшие независимые части(сервисы). Каждый сервис отвечает за свой функционал и могут работать независимо друг от друга, могут иметь свою БД.</text:p>
      <text:p text:style-name="P12">Преимущества микросервисов</text:p>
      <text:p text:style-name="P34">Гибкость разработки:</text:p>
      <text:p text:style-name="P114">Разные команды могут работать над разными сервисами</text:p>
      <text:p text:style-name="P170">Возможность использовать разные технологии для разных задач</text:p>
      <text:p text:style-name="P34">Масштабируемость:</text:p>
      <text:p text:style-name="P114">Можно масштабировать только нужные сервисы</text:p>
      <text:p text:style-name="P170">Лучшее использование ресурсов</text:p>
      <text:p text:style-name="P34">Устойчивость:</text:p>
      <text:p text:style-name="P114">Отказ одного сервиса не обязательно приводит к отказу всей системы</text:p>
      <text:p text:style-name="P170">Возможность реализации circuit breakers</text:p>
      <text:p text:style-name="P34">Непрерывное развертывание:</text:p>
      <text:p text:style-name="P114">Возможность обновлять отдельные сервисы без перезапуска всей системы</text:p>
      <text:p text:style-name="P34">Простота понимания:</text:p>
      <text:p text:style-name="P114">Каждый сервис решает одну конкретную задачу</text:p>
      <text:p text:style-name="P12"><text:soft-page-break/>Недостатки микросервисов</text:p>
      <text:p text:style-name="P34">Сложность разработки:</text:p>
      <text:p text:style-name="P114">Необходимость реализации межсервисного взаимодействия</text:p>
      <text:p text:style-name="P170">Проблемы с согласованностью данных (CAP-теорема)</text:p>
      <text:p text:style-name="P34">Сложность развертывания:</text:p>
      <text:p text:style-name="P114">Необходимость оркестрации (Kubernetes, Docker Swarm)</text:p>
      <text:p text:style-name="P170">Большее количество движущихся частей</text:p>
      <text:p text:style-name="P34">Производительность:</text:p>
      <text:p text:style-name="P114">Задержки при межсервисном взаимодействии</text:p>
      <text:p text:style-name="P170">Накладные расходы на сериализацию/десериализацию</text:p>
      <text:p text:style-name="P34">Тестирование:</text:p>
      <text:p text:style-name="P114">Необходимость интеграционного тестирования</text:p>
      <text:p text:style-name="P170">Сложность отладки распределенной системы</text:p>
      <text:p text:style-name="P34">Мониторинг:</text:p>
      <text:p text:style-name="P114">Необходимость централизованного сбора логов и метрик</text:p>
      <text:p text:style-name="P170">Сложность трассировки запросов между сервисами</text:p>
      <text:p text:style-name="P34"/>
      <text:p text:style-name="P34">Оркестрация — это процесс автоматизации управления, координации и организации работы компонентов программных систем, особенно контейнеров.</text:p>
      <text:p text:style-name="P34"/>
      <text:p text:style-name="P34">Монолит — это подход, при котором все приложение представляет собой одну большую систему. Вся логика находиться в одном проекте.</text:p>
      <text:p text:style-name="P37">Аналогичные архитектуры:</text:p>
      <text:p text:style-name="P37">SOA (Service-Oriented Architecture):</text:p>
      <text:p text:style-name="P115">Более "тяжелый" подход с ESB (Enterprise Service Bus)</text:p>
      <text:p text:style-name="P169">Больший акцент на стандартизации и повторном использовании</text:p>
      <text:p text:style-name="P37"><text:soft-page-break/>Серверные приложения (Serverless):</text:p>
      <text:p text:style-name="P115">Функции как сервис (AWS Lambda, Azure Functions)</text:p>
      <text:p text:style-name="P169">Еще более мелкая гранулярность, но с ограничениями</text:p>
      <text:p text:style-name="P37">Модульные монолиты:</text:p>
      <text:p text:style-name="P115">Внутреннее разделение на модули с четкими границами</text:p>
      <text:p text:style-name="P169">Возможность последующего разделения на микросервисы</text:p>
      <text:p text:style-name="P37">Микросервисные "фабрики":</text:p>
      <text:p text:style-name="P115">Платформы типа Netflix OSS, предоставляющие готовые решения</text:p>
      <text:p text:style-name="P169">Стандартизированные подходы к реализации микросервисов</text:p>
      <text:p text:style-name="P169"/>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52"/>
          </table:table-cell>
          <table:table-cell table:style-name="Таблица3.A1" office:value-type="string">
            <text:p text:style-name="P252">Монолит</text:p>
          </table:table-cell>
          <table:table-cell table:style-name="Таблица3.C1" office:value-type="string">
            <text:p text:style-name="P252">Микросервисы</text:p>
          </table:table-cell>
        </table:table-row>
        <table:table-row table:style-name="Таблица3.1">
          <table:table-cell table:style-name="Таблица3.A2" office:value-type="string">
            <text:p text:style-name="P253">Структура</text:p>
          </table:table-cell>
          <table:table-cell table:style-name="Таблица3.A2" office:value-type="string">
            <text:p text:style-name="P253">Единая структура кода</text:p>
          </table:table-cell>
          <table:table-cell table:style-name="Таблица3.C2" office:value-type="string">
            <text:p text:style-name="P253">Множество независимых сервисов</text:p>
          </table:table-cell>
        </table:table-row>
        <table:table-row table:style-name="Таблица3.1">
          <table:table-cell table:style-name="Таблица3.A2" office:value-type="string">
            <text:p text:style-name="P253">Масштабируемость</text:p>
          </table:table-cell>
          <table:table-cell table:style-name="Таблица3.A2" office:value-type="string">
            <text:p text:style-name="P253">Вертикально весь монолит</text:p>
          </table:table-cell>
          <table:table-cell table:style-name="Таблица3.C2" office:value-type="string">
            <text:p text:style-name="P253">Горизонтально определенный сервис</text:p>
          </table:table-cell>
        </table:table-row>
        <table:table-row table:style-name="Таблица3.1">
          <table:table-cell table:style-name="Таблица3.A4" office:value-type="string">
            <text:p text:style-name="P253">Технологии</text:p>
          </table:table-cell>
          <table:table-cell table:style-name="Таблица3.A4" office:value-type="string">
            <text:p text:style-name="P253">Единый стек технологий</text:p>
          </table:table-cell>
          <table:table-cell table:style-name="Таблица3.C4" office:value-type="string">
            <text:p text:style-name="P253">Могут быть разные технологии</text:p>
          </table:table-cell>
        </table:table-row>
      </table:table>
      <text:p text:style-name="P7"/>
      <text:p text:style-name="P7"><text:span text:style-name="T1">16) </text:span>Что такое unit-тестирование? Что такое integration-тестирование? Какие инструменты можно использовать в C# для написания тестов?</text:p>
      <text:p text:style-name="P6">Ответ:</text:p>
      <text:p text:style-name="P59"><text:span text:style-name="T69">Unit-тест — это автоматизированный код, который вызывает исполнение отдельного модуля, и проверяет один из результатов его работы. Отдельный модуль (Unit) — обычно одна функция, метод или класс. </text:span><text:span text:style-name="T72">Популярные фреймворки:</text:span></text:p>
      <text:p text:style-name="P242">xUnit (современный, гибкий)</text:p>
      <text:p text:style-name="P246">NUnit (классический, много возможностей)</text:p>
      <text:p text:style-name="P246">MSTest (от Microsoft, встроен в Visual Studio)</text:p>
      <text:p text:style-name="P38"><text:soft-page-break/>Integration тестирование (интеграционное тестирование) — проверяет взаимодействие нескольких компонентов системы (например, работа с базой данных, API, внешними сервисами)</text:p>
      <text:p text:style-name="P255">Инструменты:</text:p>
      <text:p text:style-name="P241">xUnit/NUnit/MSTest (для организации тестов)</text:p>
      <text:p text:style-name="P245">Testcontainers (запуск реальных БД в Docker)</text:p>
      <text:p text:style-name="P245">WebApplicationFactory (тестирование ASP.NET Core)</text:p>
      <text:p text:style-name="P245">Moq (частичная изоляция зависимостей)</text:p>
      <text:p text:style-name="P245"/>
      <text:p text:style-name="P76">Mock — фейковый объект, который имитирует поведение реального и проверяет, как его используют (например, был ли вызван метод).</text:p>
      <text:p text:style-name="P39">Stub — заглушка, которая возвращает заранее заданные данные без проверки вызовов.</text:p>
      <text:p text:style-name="P39"/>
      <text:p text:style-name="P10">17) Что такое CQRS</text:p>
      <text:p text:style-name="P11">Ответ:</text:p>
      <text:p text:style-name="P53">CQRS – подход проектирования программного обеспечения, при котором код, изменяющий состояние, отделяется от кода, просто читающего это состояние. Подобное разделение может быть логическим и основываться на разных уровнях. Кроме того, оно может быть физическим и включать разные звенья (tiers), или уровни.</text:p>
      <text:p text:style-name="P53">В основе этого подхода лежит принцип Command-query separation (CQS).</text:p>
      <text:p text:style-name="P53">Основная идея CQS в том, что в объекте методы могут быть двух типов:</text:p>
      <text:p text:style-name="P124">Queries: Методы возвращают результат, не изменяя состояние объекта. Другими словами, у Query не никаких побочных эффектов.</text:p>
      <text:p text:style-name="P178">Commands: Методы изменяют состояние объекта, не возвращая значение.</text:p>
      <text:p text:style-name="P178"/>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7T14:31:49.117088414</meta:creation-date>
    <meta:generator>LibreOffice/6.4.7.2$Linux_X86_64 LibreOffice_project/40$Build-2</meta:generator>
    <dc:date>2025-08-13T17:37:46.913050082</dc:date>
    <meta:editing-duration>PT22H39M51S</meta:editing-duration>
    <meta:editing-cycles>30</meta:editing-cycles>
    <meta:document-statistic meta:table-count="3" meta:image-count="0" meta:object-count="0" meta:page-count="30" meta:paragraph-count="558" meta:word-count="4010" meta:character-count="33908" meta:non-whitespace-character-count="29494"/>
  </office:meta>
</office:document-meta>
</file>